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1" svg:font-family="'Arial Unicode MS'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Mono" svg:font-family="LiberationMon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Table2" style:family="table">
      <style:table-properties style:width="17.602cm" fo:margin-left="0cm" table:align="left"/>
    </style:style>
    <style:style style:name="Table2.A" style:family="table-column">
      <style:table-column-properties style:column-width="2.6cm"/>
    </style:style>
    <style:style style:name="Table2.B" style:family="table-column">
      <style:table-column-properties style:column-width="3.522cm"/>
    </style:style>
    <style:style style:name="Table2.C" style:family="table-column">
      <style:table-column-properties style:column-width="11.479cm"/>
    </style:style>
    <style:style style:name="Table2.A1" style:family="table-cell">
      <style:table-cell-properties fo:padding="0.097cm" fo:border-left="none" fo:border-right="none" fo:border-top="0.5pt solid #000000" fo:border-bottom="0.5pt solid #000000"/>
    </style:style>
    <style:style style:name="Table2.A2" style:family="table-cell">
      <style:table-cell-properties fo:padding="0.049cm" fo:border="none"/>
    </style:style>
    <style:style style:name="Table2.A3" style:family="table-cell">
      <style:table-cell-properties fo:padding="0.097cm" fo:border-left="none" fo:border-right="none" fo:border-top="none" fo:border-bottom="0.5pt solid #000000"/>
    </style:style>
    <style:style style:name="P1" style:family="paragraph" style:parent-style-name="Table_20_Contents">
      <style:text-properties style:font-name="Liberation Mono1" fo:font-size="11pt" officeooo:paragraph-rsid="00bf3801" style:font-size-asian="11pt" style:font-size-complex="11pt"/>
    </style:style>
    <style:style style:name="P2" style:family="paragraph" style:parent-style-name="Table_20_Contents">
      <style:text-properties style:font-name="Liberation Sans" fo:font-size="10pt" officeooo:rsid="00174d15" officeooo:paragraph-rsid="00174d15" style:font-size-asian="10pt" style:font-size-complex="10pt"/>
    </style:style>
    <style:style style:name="P3" style:family="paragraph" style:parent-style-name="Table_20_Contents">
      <style:text-properties officeooo:paragraph-rsid="006990d5"/>
    </style:style>
    <style:style style:name="P4" style:family="paragraph" style:parent-style-name="Table_20_Contents">
      <style:text-properties fo:color="#808080" loext:opacity="100%" style:font-name="Liberation Mono1" fo:font-size="9pt" officeooo:rsid="010c8a14" officeooo:paragraph-rsid="010c8a14" style:font-size-asian="9pt" style:font-size-complex="9pt"/>
    </style:style>
    <style:style style:name="P5" style:family="paragraph" style:parent-style-name="Footer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P6" style:family="paragraph" style:parent-style-name="Preformatted_20_Text">
      <style:text-properties style:font-name="Liberation Mono1"/>
    </style:style>
    <style:style style:name="P7" style:family="paragraph" style:parent-style-name="Preformatted_20_Text">
      <style:text-properties style:font-name="Liberation Mono1" fo:font-size="9pt" style:font-size-asian="9pt" style:font-size-complex="9pt"/>
    </style:style>
    <style:style style:name="P8" style:family="paragraph" style:parent-style-name="Text_20_body">
      <style:text-properties officeooo:rsid="00102428" officeooo:paragraph-rsid="00102428"/>
    </style:style>
    <style:style style:name="P9" style:family="paragraph" style:parent-style-name="Text_20_body">
      <style:text-properties style:font-name="Liberation Sans" fo:font-size="11pt" officeooo:rsid="000b0e86" officeooo:paragraph-rsid="00f7a045" style:font-size-asian="11pt" style:font-size-complex="11pt"/>
    </style:style>
    <style:style style:name="P10" style:family="paragraph" style:parent-style-name="Text_20_body">
      <style:text-properties style:font-name="Liberation Sans" fo:font-size="11pt" officeooo:rsid="000b0e86" officeooo:paragraph-rsid="010dae48" style:font-size-asian="11pt" style:font-size-complex="11pt"/>
    </style:style>
    <style:style style:name="P11" style:family="paragraph" style:parent-style-name="Text_20_body">
      <style:text-properties style:font-name="Liberation Sans" fo:font-size="11pt" officeooo:rsid="000d0c5d" officeooo:paragraph-rsid="0095ee6a" style:font-size-asian="11pt" style:font-size-complex="11pt"/>
    </style:style>
    <style:style style:name="P12" style:family="paragraph" style:parent-style-name="Text_20_body">
      <style:text-properties officeooo:paragraph-rsid="00830d50"/>
    </style:style>
    <style:style style:name="P13" style:family="paragraph" style:parent-style-name="Text_20_body">
      <style:text-properties officeooo:paragraph-rsid="00ac5da6"/>
    </style:style>
    <style:style style:name="P14" style:family="paragraph" style:parent-style-name="Text_20_body">
      <style:text-properties officeooo:paragraph-rsid="00ccca83"/>
    </style:style>
    <style:style style:name="P15" style:family="paragraph" style:parent-style-name="Text_20_body">
      <style:text-properties officeooo:paragraph-rsid="008f9ec1"/>
    </style:style>
    <style:style style:name="P16" style:family="paragraph" style:parent-style-name="Text_20_body">
      <style:text-properties officeooo:paragraph-rsid="0061f6c9"/>
    </style:style>
    <style:style style:name="P17" style:family="paragraph" style:parent-style-name="Text_20_body">
      <style:text-properties style:font-name="Liberation Mono1" fo:font-size="9pt" fo:font-weight="normal" style:font-size-asian="9pt" style:font-weight-asian="normal" style:font-size-complex="9pt" style:font-weight-complex="normal"/>
    </style:style>
    <style:style style:name="P18" style:family="paragraph" style:parent-style-name="Text_20_body">
      <style:text-properties officeooo:paragraph-rsid="00b8839e"/>
    </style:style>
    <style:style style:name="P19" style:family="paragraph" style:parent-style-name="Text_20_body">
      <style:text-properties officeooo:rsid="00e633ad" officeooo:paragraph-rsid="00e633ad"/>
    </style:style>
    <style:style style:name="P20" style:family="paragraph" style:parent-style-name="Text_20_body">
      <style:text-properties fo:color="#808080" loext:opacity="100%" style:font-name="Liberation Sans" fo:font-size="14pt" fo:font-weight="normal" officeooo:rsid="0018f814" officeooo:paragraph-rsid="010dae48" style:font-name-asian="Songti SC" style:font-size-asian="14pt" style:font-weight-asian="normal" style:font-name-complex="Arial Unicode MS" style:font-size-complex="14pt" style:font-weight-complex="normal"/>
    </style:style>
    <style:style style:name="P21" style:family="paragraph" style:parent-style-name="Text_20_body">
      <style:text-properties officeooo:paragraph-rsid="010dae48"/>
    </style:style>
    <style:style style:name="P22" style:family="paragraph" style:parent-style-name="Text_20_body">
      <style:paragraph-properties fo:margin-top="0cm" fo:margin-bottom="0cm" style:contextual-spacing="false" fo:text-align="center" style:justify-single-word="false"/>
    </style:style>
    <style:style style:name="P23" style:family="paragraph" style:parent-style-name="Text_20_body">
      <style:paragraph-properties fo:margin-top="0cm" fo:margin-bottom="0cm" style:contextual-spacing="false"/>
      <style:text-properties style:font-name="Liberation Sans" fo:font-size="11pt" fo:font-weight="normal" officeooo:rsid="004cebea" officeooo:paragraph-rsid="004cebea" style:font-size-asian="11pt" style:font-weight-asian="normal" style:font-size-complex="11pt" style:font-weight-complex="normal"/>
    </style:style>
    <style:style style:name="P24" style:family="paragraph" style:parent-style-name="Text_20_body">
      <style:paragraph-properties fo:margin-top="0cm" fo:margin-bottom="0cm" style:contextual-spacing="false" fo:text-align="center" style:justify-single-word="false"/>
      <style:text-properties style:font-name="Liberation Sans" fo:font-size="11pt" officeooo:paragraph-rsid="00ba7ede" style:font-size-asian="11pt" style:font-size-complex="11pt"/>
    </style:style>
    <style:style style:name="P25" style:family="paragraph" style:parent-style-name="Text_20_body">
      <style:paragraph-properties fo:margin-top="0cm" fo:margin-bottom="0cm" style:contextual-spacing="false"/>
      <style:text-properties style:font-name="Liberation Mono1" fo:font-size="9pt" officeooo:rsid="00d53ba5" officeooo:paragraph-rsid="00d53ba5" style:font-size-asian="9pt" style:font-size-complex="9pt"/>
    </style:style>
    <style:style style:name="P26" style:family="paragraph" style:parent-style-name="Table_20_Contents">
      <style:paragraph-properties fo:margin-top="0cm" fo:margin-bottom="0cm" style:contextual-spacing="false"/>
      <style:text-properties style:font-name="Liberation Sans" fo:font-size="10pt" officeooo:rsid="00174d15" officeooo:paragraph-rsid="00174d15" style:font-size-asian="10pt" style:font-size-complex="10pt"/>
    </style:style>
    <style:style style:name="P27" style:family="paragraph" style:parent-style-name="Table_20_Contents">
      <style:paragraph-properties fo:margin-top="0cm" fo:margin-bottom="0cm" style:contextual-spacing="false"/>
      <style:text-properties style:font-name="Liberation Sans" fo:font-size="10pt" officeooo:rsid="006990d5" officeooo:paragraph-rsid="006990d5" style:font-size-asian="10pt" style:font-size-complex="10pt"/>
    </style:style>
    <style:style style:name="P28" style:family="paragraph" style:parent-style-name="Heading_20_2">
      <style:text-properties fo:color="#808080" loext:opacity="100%" style:font-name="Liberation Sans" fo:font-size="14pt" fo:font-weight="normal" style:font-size-asian="14pt" style:font-weight-asian="normal" style:font-size-complex="14pt" style:font-weight-complex="normal"/>
    </style:style>
    <style:style style:name="P29" style:family="paragraph" style:parent-style-name="Heading_20_2">
      <style:text-properties fo:color="#808080" loext:opacity="100%" style:font-name="Liberation Sans" fo:font-size="14pt" fo:font-weight="normal" officeooo:rsid="0018f814" style:font-name-asian="Songti SC" style:font-size-asian="14pt" style:font-weight-asian="normal" style:font-name-complex="Arial Unicode MS" style:font-size-complex="14pt" style:font-weight-complex="normal"/>
    </style:style>
    <style:style style:name="P30" style:family="paragraph" style:parent-style-name="Heading_20_2">
      <style:text-properties fo:color="#808080" loext:opacity="100%" style:font-name="Liberation Sans" fo:font-size="14pt" fo:font-weight="normal" officeooo:rsid="0018f814" officeooo:paragraph-rsid="00b99f6a" style:font-name-asian="Songti SC" style:font-size-asian="14pt" style:font-weight-asian="normal" style:font-name-complex="Arial Unicode MS" style:font-size-complex="14pt" style:font-weight-complex="normal"/>
    </style:style>
    <style:style style:name="P31" style:family="paragraph" style:parent-style-name="Heading_20_2">
      <style:text-properties fo:color="#808080" loext:opacity="100%" style:font-name="Liberation Sans" fo:font-size="14pt" fo:font-weight="normal" officeooo:rsid="0018f814" officeooo:paragraph-rsid="010dae48" style:font-name-asian="Songti SC" style:font-size-asian="14pt" style:font-weight-asian="normal" style:font-name-complex="Arial Unicode MS" style:font-size-complex="14pt" style:font-weight-complex="normal"/>
    </style:style>
    <style:style style:name="P32" style:family="paragraph" style:parent-style-name="Heading_20_2">
      <style:text-properties fo:font-size="14pt" style:font-size-asian="14pt" style:font-size-complex="14pt"/>
    </style:style>
    <style:style style:name="P33" style:family="paragraph" style:parent-style-name="Preformatted_20_Text">
      <style:paragraph-properties fo:margin-top="0cm" fo:margin-bottom="0.499cm" style:contextual-spacing="false"/>
      <style:text-properties style:font-name="Liberation Mono1" officeooo:paragraph-rsid="00b99f6a"/>
    </style:style>
    <style:style style:name="P34" style:family="paragraph" style:parent-style-name="Preformatted_20_Text">
      <style:paragraph-properties fo:margin-top="0cm" fo:margin-bottom="0.499cm" style:contextual-spacing="false"/>
      <style:text-properties style:font-name="Liberation Mono1" fo:font-size="9pt" officeooo:paragraph-rsid="00ba7ede" style:font-size-asian="9pt" style:font-size-complex="9pt"/>
    </style:style>
    <style:style style:name="P35" style:family="paragraph" style:parent-style-name="Preformatted_20_Text">
      <style:paragraph-properties fo:margin-top="0cm" fo:margin-bottom="0.499cm" style:contextual-spacing="false"/>
      <style:text-properties fo:color="#808080" loext:opacity="100%" style:font-name="Liberation Sans" fo:font-size="18pt" fo:font-weight="normal" officeooo:rsid="0018f814" officeooo:paragraph-rsid="00b99f6a" style:font-name-asian="Songti SC" style:font-size-asian="18pt" style:font-weight-asian="normal" style:font-name-complex="Arial Unicode MS" style:font-size-complex="18pt" style:font-weight-complex="normal"/>
    </style:style>
    <style:style style:name="P36" style:family="paragraph" style:parent-style-name="Heading_20_3">
      <style:text-properties officeooo:rsid="00d53ba5" officeooo:paragraph-rsid="00d53ba5"/>
    </style:style>
    <style:style style:name="P37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8" style:family="paragraph" style:parent-style-name="Contents_20_2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39" style:family="paragraph" style:parent-style-name="Contents_20_3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40" style:family="paragraph" style:parent-style-name="Contents_20_Heading">
      <style:text-properties fo:font-size="12pt" fo:font-weight="normal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cm" fo:margin-right="0cm" fo:line-height="115%" fo:text-align="start" style:justify-single-word="false" fo:orphans="2" fo:widows="2" fo:text-indent="0cm" style:auto-text-indent="false"/>
      <style:text-properties style:use-window-font-color="true" loext:opacity="0%" style:font-name="Liberation Sans" fo:font-size="11pt" officeooo:paragraph-rsid="00ea0647" style:font-size-asian="11pt" style:font-size-complex="11pt"/>
    </style:style>
    <style:style style:name="P42" style:family="paragraph" style:parent-style-name="Text_20_body">
      <style:text-properties officeooo:paragraph-rsid="01112a93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6990d5" style:font-size-asian="10pt" style:font-size-complex="10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style:style style:name="T4" style:family="text">
      <style:text-properties fo:color="#808080" loext:opacity="100%" fo:font-size="9pt" officeooo:rsid="0016ed69" style:font-size-asian="9pt" style:font-size-complex="9pt"/>
    </style:style>
    <style:style style:name="T5" style:family="text">
      <style:text-properties fo:color="#808080" loext:opacity="100%" fo:font-size="9pt" officeooo:rsid="006990d5" style:font-size-asian="9pt" style:font-size-complex="9pt"/>
    </style:style>
    <style:style style:name="T6" style:family="text">
      <style:text-properties fo:color="#808080" loext:opacity="100%" fo:font-size="10pt" fo:font-weight="bold" officeooo:rsid="0016ed69" style:font-size-asian="10pt" style:font-weight-asian="bold" style:font-size-complex="10pt" style:font-weight-complex="bold"/>
    </style:style>
    <style:style style:name="T7" style:family="text">
      <style:text-properties fo:color="#808080" loext:opacity="100%" style:font-name="Liberation Mono1" fo:font-size="11pt" fo:font-weight="bold" officeooo:rsid="00802291" style:font-size-asian="11pt" style:font-weight-asian="bold" style:font-size-complex="11pt" style:font-weight-complex="bold"/>
    </style:style>
    <style:style style:name="T8" style:family="text">
      <style:text-properties fo:color="#808080" loext:opacity="100%" style:font-name="Liberation Mono1" fo:font-size="11pt" fo:font-weight="bold" officeooo:rsid="00b8839e" style:font-size-asian="11pt" style:font-weight-asian="bold" style:font-size-complex="11pt" style:font-weight-complex="bold"/>
    </style:style>
    <style:style style:name="T9" style:family="text">
      <style:text-properties fo:color="#808080" loext:opacity="100%" style:font-name="Liberation Mono1" fo:font-weight="bold" officeooo:rsid="00efc20a" style:font-name-asian="Liberation Mono" style:font-weight-asian="bold" style:font-name-complex="Liberation Mono" style:font-weight-complex="bold"/>
    </style:style>
    <style:style style:name="T10" style:family="text">
      <style:text-properties fo:color="#808080" loext:opacity="100%" style:font-name="Liberation Mono1" fo:font-style="normal" fo:font-weight="bold" officeooo:rsid="00f8133b" style:font-style-asian="normal" style:font-weight-asian="bold" style:font-style-complex="normal" style:font-weight-complex="bold"/>
    </style:style>
    <style:style style:name="T11" style:family="text">
      <style:text-properties fo:color="#808080" loext:opacity="100%" style:font-name="Liberation Sans" fo:font-size="14pt" fo:font-weight="normal" officeooo:rsid="0085b22e" style:font-name-asian="Songti SC" style:font-size-asian="14pt" style:font-weight-asian="normal" style:font-name-complex="Arial Unicode MS" style:font-size-complex="14pt" style:font-weight-complex="normal"/>
    </style:style>
    <style:style style:name="T12" style:family="text">
      <style:text-properties fo:color="#808080" loext:opacity="100%" style:font-name="Liberation Sans" fo:font-size="14pt" fo:font-weight="normal" officeooo:rsid="0018f814" style:font-name-asian="Songti SC" style:font-size-asian="14pt" style:font-weight-asian="normal" style:font-name-complex="Arial Unicode MS" style:font-size-complex="14pt" style:font-weight-complex="normal"/>
    </style:style>
    <style:style style:name="T13" style:family="text">
      <style:text-properties fo:color="#808080" loext:opacity="100%" style:font-name="Liberation Sans" fo:font-size="14pt" fo:font-weight="normal" officeooo:rsid="00d53ba5" style:font-name-asian="Songti SC" style:font-size-asian="14pt" style:font-weight-asian="normal" style:font-name-complex="Arial Unicode MS" style:font-size-complex="14pt" style:font-weight-complex="normal"/>
    </style:style>
    <style:style style:name="T14" style:family="text">
      <style:text-properties fo:color="#808080" loext:opacity="100%" style:font-name="Liberation Sans" fo:font-size="14pt" fo:font-weight="normal" officeooo:rsid="010dae48" style:font-name-asian="Songti SC" style:font-size-asian="14pt" style:font-weight-asian="normal" style:font-name-complex="Arial Unicode MS" style:font-size-complex="14pt" style:font-weight-complex="normal"/>
    </style:style>
    <style:style style:name="T15" style:family="text">
      <style:text-properties fo:color="#808080" loext:opacity="100%" style:font-name="Liberation Mono1" fo:font-weight="bold" style:font-weight-asian="bold" style:font-weight-complex="bold"/>
    </style:style>
    <style:style style:name="T16" style:family="text">
      <style:text-properties fo:color="#000000" loext:opacity="100%" style:font-name="Liberation Sans" fo:font-size="10pt" officeooo:rsid="0016ed69" style:font-size-asian="10pt" style:font-size-complex="10pt"/>
    </style:style>
    <style:style style:name="T17" style:family="text">
      <style:text-properties fo:color="#0000ff" loext:opacity="100%" style:font-name="Liberation Sans" fo:font-size="10pt" fo:font-weight="bold" officeooo:rsid="0016ed69" style:font-size-asian="10pt" style:font-weight-asian="bold" style:font-size-complex="10pt" style:font-weight-complex="bold"/>
    </style:style>
    <style:style style:name="T18" style:family="text">
      <style:text-properties fo:color="#0000ff" loext:opacity="100%" style:font-name="Liberation Sans"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19" style:family="text">
      <style:text-properties fo:color="#0000ff" loext:opacity="100%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/>
    </style:style>
    <style:style style:name="T21" style:family="text">
      <style:text-properties fo:font-style="italic" officeooo:rsid="000eb537" style:font-style-asian="italic" style:font-style-complex="italic"/>
    </style:style>
    <style:style style:name="T22" style:family="text">
      <style:text-properties fo:font-style="italic" officeooo:rsid="00236e14" style:font-style-asian="italic" style:font-style-complex="italic"/>
    </style:style>
    <style:style style:name="T23" style:family="text">
      <style:text-properties style:font-name="Liberation Mono1" fo:font-size="11pt" style:font-size-asian="11pt" style:font-size-complex="11pt"/>
    </style:style>
    <style:style style:name="T24" style:family="text">
      <style:text-properties style:font-name="Liberation Mono1" fo:font-size="11pt" officeooo:rsid="000b0e86" style:font-size-asian="11pt" style:font-size-complex="11pt"/>
    </style:style>
    <style:style style:name="T25" style:family="text">
      <style:text-properties style:font-name="Liberation Mono1" fo:font-size="11pt" officeooo:rsid="0016ed69" style:font-size-asian="11pt" style:font-size-complex="11pt"/>
    </style:style>
    <style:style style:name="T26" style:family="text">
      <style:text-properties style:font-name="Liberation Mono1" fo:font-size="11pt" officeooo:rsid="00236e14" style:font-size-asian="11pt" style:font-size-complex="11pt"/>
    </style:style>
    <style:style style:name="T27" style:family="text">
      <style:text-properties style:font-name="Liberation Mono1" fo:font-size="11pt" officeooo:rsid="002aa532" style:font-size-asian="11pt" style:font-size-complex="11pt"/>
    </style:style>
    <style:style style:name="T28" style:family="text">
      <style:text-properties style:font-name="Liberation Mono1" fo:font-size="11pt" officeooo:rsid="002e2470" style:font-size-asian="11pt" style:font-size-complex="11pt"/>
    </style:style>
    <style:style style:name="T29" style:family="text">
      <style:text-properties style:font-name="Liberation Mono1" fo:font-size="11pt" officeooo:rsid="000eb537" style:font-size-asian="11pt" style:font-size-complex="11pt"/>
    </style:style>
    <style:style style:name="T30" style:family="text">
      <style:text-properties style:font-name="Liberation Mono1" fo:font-size="11pt" officeooo:rsid="00b71d2a" style:font-size-asian="11pt" style:font-size-complex="11pt"/>
    </style:style>
    <style:style style:name="T31" style:family="text">
      <style:text-properties style:font-name="Liberation Mono1" fo:font-size="11pt" officeooo:rsid="0013a837" style:font-size-asian="11pt" style:font-size-complex="11pt"/>
    </style:style>
    <style:style style:name="T32" style:family="text">
      <style:text-properties style:font-name="Liberation Mono1" fo:font-size="11pt" officeooo:rsid="00b77704" style:font-size-asian="11pt" style:font-size-complex="11pt"/>
    </style:style>
    <style:style style:name="T33" style:family="text">
      <style:text-properties style:font-name="Liberation Mono1" fo:font-size="11pt" officeooo:rsid="00102428" style:font-size-asian="11pt" style:font-size-complex="11pt"/>
    </style:style>
    <style:style style:name="T34" style:family="text">
      <style:text-properties style:font-name="Liberation Mono1" fo:font-size="11pt" officeooo:rsid="00acfa86" style:font-size-asian="11pt" style:font-size-complex="11pt"/>
    </style:style>
    <style:style style:name="T35" style:family="text">
      <style:text-properties style:font-name="Liberation Mono1" fo:font-size="11pt" officeooo:rsid="00802291" style:font-size-asian="11pt" style:font-size-complex="11pt"/>
    </style:style>
    <style:style style:name="T36" style:family="text">
      <style:text-properties style:font-name="Liberation Mono1" fo:font-size="11pt" officeooo:rsid="00ac5da6" style:font-size-asian="11pt" style:font-size-complex="11pt"/>
    </style:style>
    <style:style style:name="T37" style:family="text">
      <style:text-properties style:font-name="Liberation Mono1" fo:font-size="11pt" officeooo:rsid="00c7fff0" style:font-size-asian="11pt" style:font-size-complex="11pt"/>
    </style:style>
    <style:style style:name="T38" style:family="text">
      <style:text-properties style:font-name="Liberation Mono1" fo:font-size="11pt" officeooo:rsid="01112a93" style:font-size-asian="11pt" style:font-size-complex="11pt"/>
    </style:style>
    <style:style style:name="T39" style:family="text">
      <style:text-properties style:font-name="Liberation Mono1" fo:font-size="11pt" officeooo:rsid="009b0e08" style:font-name-asian="Liberation Mono" style:font-size-asian="11pt" style:font-name-complex="Liberation Mono" style:font-size-complex="11pt"/>
    </style:style>
    <style:style style:name="T40" style:family="text">
      <style:text-properties style:font-name="Liberation Mono1" fo:font-size="11pt" fo:font-style="normal" fo:font-weight="bold" officeooo:rsid="00c6a7bc" style:font-size-asian="11pt" style:font-style-asian="normal" style:font-weight-asian="bold" style:font-weight-complex="bold"/>
    </style:style>
    <style:style style:name="T41" style:family="text">
      <style:text-properties style:font-name="Liberation Mono1" fo:font-size="10pt" style:font-size-asian="10pt" style:font-size-complex="10pt"/>
    </style:style>
    <style:style style:name="T42" style:family="text">
      <style:text-properties style:font-name="Liberation Mono1" fo:language="es" fo:country="ES"/>
    </style:style>
    <style:style style:name="T43" style:family="text">
      <style:text-properties style:font-name="Liberation Mono1" fo:font-weight="normal" style:font-weight-asian="normal" style:font-weight-complex="normal"/>
    </style:style>
    <style:style style:name="T44" style:family="text">
      <style:text-properties style:font-name="Liberation Mono1" fo:font-weight="normal" officeooo:rsid="00d53ba5" style:font-weight-asian="normal" style:font-weight-complex="normal"/>
    </style:style>
    <style:style style:name="T45" style:family="text">
      <style:text-properties style:font-name="Liberation Mono1" fo:font-weight="normal" officeooo:rsid="00e363af" style:font-weight-asian="normal" style:font-weight-complex="normal"/>
    </style:style>
    <style:style style:name="T46" style:family="text">
      <style:text-properties fo:font-style="normal" officeooo:rsid="000eb537" style:font-style-asian="normal" style:font-style-complex="normal"/>
    </style:style>
    <style:style style:name="T47" style:family="text">
      <style:text-properties fo:font-style="normal" officeooo:rsid="0018fa85" style:font-style-asian="normal" style:font-style-complex="normal"/>
    </style:style>
    <style:style style:name="T48" style:family="text">
      <style:text-properties fo:font-style="normal" officeooo:rsid="00236e14" style:font-style-asian="normal" style:font-style-complex="normal"/>
    </style:style>
    <style:style style:name="T49" style:family="text">
      <style:text-properties fo:font-style="normal" officeooo:rsid="0027e5c8" style:font-style-asian="normal" style:font-style-complex="normal"/>
    </style:style>
    <style:style style:name="T50" style:family="text">
      <style:text-properties style:font-name="Liberation Sans" fo:font-size="11pt" style:font-size-asian="11pt" style:font-size-complex="11pt"/>
    </style:style>
    <style:style style:name="T51" style:family="text">
      <style:text-properties style:font-name="Liberation Sans" fo:font-size="11pt" officeooo:rsid="000b0e86" style:font-size-asian="11pt" style:font-size-complex="11pt"/>
    </style:style>
    <style:style style:name="T52" style:family="text">
      <style:text-properties style:font-name="Liberation Sans" fo:font-size="11pt" officeooo:rsid="0016fe59" style:font-size-asian="11pt" style:font-size-complex="11pt"/>
    </style:style>
    <style:style style:name="T53" style:family="text">
      <style:text-properties style:font-name="Liberation Sans" fo:font-size="11pt" officeooo:rsid="00236e14" style:font-size-asian="11pt" style:font-size-complex="11pt"/>
    </style:style>
    <style:style style:name="T54" style:family="text">
      <style:text-properties style:font-name="Liberation Sans" fo:font-size="11pt" officeooo:rsid="0023ae37" style:font-size-asian="11pt" style:font-size-complex="11pt"/>
    </style:style>
    <style:style style:name="T55" style:family="text">
      <style:text-properties style:font-name="Liberation Sans" fo:font-size="11pt" officeooo:rsid="0027e5c8" style:font-size-asian="11pt" style:font-size-complex="11pt"/>
    </style:style>
    <style:style style:name="T56" style:family="text">
      <style:text-properties style:font-name="Liberation Sans" fo:font-size="11pt" officeooo:rsid="002aa532" style:font-size-asian="11pt" style:font-size-complex="11pt"/>
    </style:style>
    <style:style style:name="T57" style:family="text">
      <style:text-properties style:font-name="Liberation Sans" fo:font-size="11pt" officeooo:rsid="00337747" style:font-size-asian="11pt" style:font-size-complex="11pt"/>
    </style:style>
    <style:style style:name="T58" style:family="text">
      <style:text-properties style:font-name="Liberation Sans" fo:font-size="11pt" officeooo:rsid="00291f04" style:font-size-asian="11pt" style:font-size-complex="11pt"/>
    </style:style>
    <style:style style:name="T59" style:family="text">
      <style:text-properties style:font-name="Liberation Sans" fo:font-size="11pt" officeooo:rsid="00396141" style:font-size-asian="11pt" style:font-size-complex="11pt"/>
    </style:style>
    <style:style style:name="T60" style:family="text">
      <style:text-properties style:font-name="Liberation Sans" fo:font-size="11pt" officeooo:rsid="0025dc41" style:font-size-asian="11pt" style:font-size-complex="11pt"/>
    </style:style>
    <style:style style:name="T61" style:family="text">
      <style:text-properties style:font-name="Liberation Sans" fo:font-size="11pt" officeooo:rsid="0039dd11" style:font-size-asian="11pt" style:font-size-complex="11pt"/>
    </style:style>
    <style:style style:name="T62" style:family="text">
      <style:text-properties style:font-name="Liberation Sans" fo:font-size="11pt" officeooo:rsid="003b20ab" style:font-size-asian="11pt" style:font-size-complex="11pt"/>
    </style:style>
    <style:style style:name="T63" style:family="text">
      <style:text-properties style:font-name="Liberation Sans" fo:font-size="11pt" officeooo:rsid="0038b14d" style:font-size-asian="11pt" style:font-size-complex="11pt"/>
    </style:style>
    <style:style style:name="T64" style:family="text">
      <style:text-properties style:font-name="Liberation Sans" fo:font-size="11pt" officeooo:rsid="003b674c" style:font-size-asian="11pt" style:font-size-complex="11pt"/>
    </style:style>
    <style:style style:name="T65" style:family="text">
      <style:text-properties style:font-name="Liberation Sans" fo:font-size="11pt" officeooo:rsid="004798f7" style:font-size-asian="11pt" style:font-size-complex="11pt"/>
    </style:style>
    <style:style style:name="T66" style:family="text">
      <style:text-properties style:font-name="Liberation Sans" fo:font-size="11pt" officeooo:rsid="004c46f0" style:font-size-asian="11pt" style:font-size-complex="11pt"/>
    </style:style>
    <style:style style:name="T67" style:family="text">
      <style:text-properties style:font-name="Liberation Sans" fo:font-size="11pt" officeooo:rsid="00534112" style:font-size-asian="11pt" style:font-size-complex="11pt"/>
    </style:style>
    <style:style style:name="T68" style:family="text">
      <style:text-properties style:font-name="Liberation Sans" fo:font-size="11pt" officeooo:rsid="0054ef01" style:font-size-asian="11pt" style:font-size-complex="11pt"/>
    </style:style>
    <style:style style:name="T69" style:family="text">
      <style:text-properties style:font-name="Liberation Sans" fo:font-size="11pt" officeooo:rsid="0058f545" style:font-size-asian="11pt" style:font-size-complex="11pt"/>
    </style:style>
    <style:style style:name="T70" style:family="text">
      <style:text-properties style:font-name="Liberation Sans" fo:font-size="11pt" officeooo:rsid="0059f8f7" style:font-size-asian="11pt" style:font-size-complex="11pt"/>
    </style:style>
    <style:style style:name="T71" style:family="text">
      <style:text-properties style:font-name="Liberation Sans" fo:font-size="11pt" officeooo:rsid="006f1d7a" style:font-size-asian="11pt" style:font-size-complex="11pt"/>
    </style:style>
    <style:style style:name="T72" style:family="text">
      <style:text-properties style:font-name="Liberation Sans" fo:font-size="11pt" officeooo:rsid="000eb537" style:font-size-asian="11pt" style:font-size-complex="11pt"/>
    </style:style>
    <style:style style:name="T73" style:family="text">
      <style:text-properties style:font-name="Liberation Sans" fo:font-size="11pt" officeooo:rsid="007db8dc" style:font-size-asian="11pt" style:font-size-complex="11pt"/>
    </style:style>
    <style:style style:name="T74" style:family="text">
      <style:text-properties style:font-name="Liberation Sans" fo:font-size="11pt" officeooo:rsid="00802291" style:font-size-asian="11pt" style:font-size-complex="11pt"/>
    </style:style>
    <style:style style:name="T75" style:family="text">
      <style:text-properties style:font-name="Liberation Sans" fo:font-size="11pt" officeooo:rsid="00827b46" style:font-size-asian="11pt" style:font-size-complex="11pt"/>
    </style:style>
    <style:style style:name="T76" style:family="text">
      <style:text-properties style:font-name="Liberation Sans" fo:font-size="11pt" officeooo:rsid="00830d50" style:font-size-asian="11pt" style:font-size-complex="11pt"/>
    </style:style>
    <style:style style:name="T77" style:family="text">
      <style:text-properties style:font-name="Liberation Sans" fo:font-size="11pt" officeooo:rsid="008a1a8a" style:font-size-asian="11pt" style:font-size-complex="11pt"/>
    </style:style>
    <style:style style:name="T78" style:family="text">
      <style:text-properties style:font-name="Liberation Sans" fo:font-size="11pt" officeooo:rsid="0097519f" style:font-size-asian="11pt" style:font-size-complex="11pt"/>
    </style:style>
    <style:style style:name="T79" style:family="text">
      <style:text-properties style:font-name="Liberation Sans" fo:font-size="11pt" officeooo:rsid="00984dd3" style:font-size-asian="11pt" style:font-size-complex="11pt"/>
    </style:style>
    <style:style style:name="T80" style:family="text">
      <style:text-properties style:font-name="Liberation Sans" fo:font-size="11pt" officeooo:rsid="0098ed7d" style:font-size-asian="11pt" style:font-size-complex="11pt"/>
    </style:style>
    <style:style style:name="T81" style:family="text">
      <style:text-properties style:font-name="Liberation Sans" fo:font-size="11pt" officeooo:rsid="009a1c4d" style:font-size-asian="11pt" style:font-size-complex="11pt"/>
    </style:style>
    <style:style style:name="T82" style:family="text">
      <style:text-properties style:font-name="Liberation Sans" fo:font-size="11pt" officeooo:rsid="00b71d2a" style:font-size-asian="11pt" style:font-size-complex="11pt"/>
    </style:style>
    <style:style style:name="T83" style:family="text">
      <style:text-properties style:font-name="Liberation Sans" fo:font-size="11pt" officeooo:rsid="00b77704" style:font-size-asian="11pt" style:font-size-complex="11pt"/>
    </style:style>
    <style:style style:name="T84" style:family="text">
      <style:text-properties style:font-name="Liberation Sans" fo:font-size="11pt" officeooo:rsid="00bc215d" style:font-size-asian="11pt" style:font-size-complex="11pt"/>
    </style:style>
    <style:style style:name="T85" style:family="text">
      <style:text-properties style:font-name="Liberation Sans" fo:font-size="11pt" officeooo:rsid="0016ed69" style:font-size-asian="11pt" style:font-size-complex="11pt"/>
    </style:style>
    <style:style style:name="T86" style:family="text">
      <style:text-properties style:font-name="Liberation Sans" fo:font-size="11pt" officeooo:rsid="0085b22e" style:font-size-asian="11pt" style:font-size-complex="11pt"/>
    </style:style>
    <style:style style:name="T87" style:family="text">
      <style:text-properties style:font-name="Liberation Sans" fo:font-size="11pt" officeooo:rsid="00b8839e" style:font-size-asian="11pt" style:font-size-complex="11pt"/>
    </style:style>
    <style:style style:name="T88" style:family="text">
      <style:text-properties style:font-name="Liberation Sans" fo:font-size="11pt" officeooo:rsid="00bad151" style:font-size-asian="11pt" style:font-size-complex="11pt"/>
    </style:style>
    <style:style style:name="T89" style:family="text">
      <style:text-properties style:font-name="Liberation Sans" fo:font-size="11pt" officeooo:rsid="00102428" style:font-size-asian="11pt" style:font-size-complex="11pt"/>
    </style:style>
    <style:style style:name="T90" style:family="text">
      <style:text-properties style:font-name="Liberation Sans" fo:font-size="11pt" officeooo:rsid="0013a837" style:font-size-asian="11pt" style:font-size-complex="11pt"/>
    </style:style>
    <style:style style:name="T91" style:family="text">
      <style:text-properties style:font-name="Liberation Sans" fo:font-size="11pt" officeooo:rsid="00acfa86" style:font-size-asian="11pt" style:font-size-complex="11pt"/>
    </style:style>
    <style:style style:name="T92" style:family="text">
      <style:text-properties style:font-name="Liberation Sans" fo:font-size="11pt" officeooo:rsid="00ae4172" style:font-size-asian="11pt" style:font-size-complex="11pt"/>
    </style:style>
    <style:style style:name="T93" style:family="text">
      <style:text-properties style:font-name="Liberation Sans" fo:font-size="11pt" officeooo:rsid="00b0f9d4" style:font-size-asian="11pt" style:font-size-complex="11pt"/>
    </style:style>
    <style:style style:name="T94" style:family="text">
      <style:text-properties style:font-name="Liberation Sans" fo:font-size="11pt" officeooo:rsid="00b113cc" style:font-size-asian="11pt" style:font-size-complex="11pt"/>
    </style:style>
    <style:style style:name="T95" style:family="text">
      <style:text-properties style:font-name="Liberation Sans" fo:font-size="11pt" officeooo:rsid="00b51005" style:font-size-asian="11pt" style:font-size-complex="11pt"/>
    </style:style>
    <style:style style:name="T96" style:family="text">
      <style:text-properties style:font-name="Liberation Sans" fo:font-size="11pt" officeooo:rsid="00b3c977" style:font-size-asian="11pt" style:font-size-complex="11pt"/>
    </style:style>
    <style:style style:name="T97" style:family="text">
      <style:text-properties style:font-name="Liberation Sans" fo:font-size="11pt" officeooo:rsid="00b561bb" style:font-size-asian="11pt" style:font-size-complex="11pt"/>
    </style:style>
    <style:style style:name="T98" style:family="text">
      <style:text-properties style:font-name="Liberation Sans" fo:font-size="11pt" officeooo:rsid="00b58123" style:font-size-asian="11pt" style:font-size-complex="11pt"/>
    </style:style>
    <style:style style:name="T99" style:family="text">
      <style:text-properties style:font-name="Liberation Sans" fo:font-size="11pt" officeooo:rsid="00ac5da6" style:font-size-asian="11pt" style:font-size-complex="11pt"/>
    </style:style>
    <style:style style:name="T100" style:family="text">
      <style:text-properties style:font-name="Liberation Sans" fo:font-size="11pt" officeooo:rsid="009f3ff5" style:font-size-asian="11pt" style:font-size-complex="11pt"/>
    </style:style>
    <style:style style:name="T101" style:family="text">
      <style:text-properties style:font-name="Liberation Sans" fo:font-size="11pt" officeooo:rsid="00c7fff0" style:font-size-asian="11pt" style:font-size-complex="11pt"/>
    </style:style>
    <style:style style:name="T102" style:family="text">
      <style:text-properties style:font-name="Liberation Sans" fo:font-size="11pt" officeooo:rsid="00a10bb2" style:font-size-asian="11pt" style:font-size-complex="11pt"/>
    </style:style>
    <style:style style:name="T103" style:family="text">
      <style:text-properties style:font-name="Liberation Sans" fo:font-size="11pt" officeooo:rsid="00a7f29f" style:font-size-asian="11pt" style:font-size-complex="11pt"/>
    </style:style>
    <style:style style:name="T104" style:family="text">
      <style:text-properties style:font-name="Liberation Sans" fo:font-size="11pt" officeooo:rsid="00ac8256" style:font-size-asian="11pt" style:font-size-complex="11pt"/>
    </style:style>
    <style:style style:name="T105" style:family="text">
      <style:text-properties style:font-name="Liberation Sans" fo:font-size="11pt" officeooo:rsid="00ccca83" style:font-size-asian="11pt" style:font-size-complex="11pt"/>
    </style:style>
    <style:style style:name="T106" style:family="text">
      <style:text-properties style:font-name="Liberation Sans" fo:font-size="11pt" officeooo:rsid="00909c89" style:font-size-asian="11pt" style:font-size-complex="11pt"/>
    </style:style>
    <style:style style:name="T107" style:family="text">
      <style:text-properties style:font-name="Liberation Sans" fo:font-size="11pt" officeooo:rsid="008f9ec1" style:font-size-asian="11pt" style:font-size-complex="11pt"/>
    </style:style>
    <style:style style:name="T108" style:family="text">
      <style:text-properties style:font-name="Liberation Sans" fo:font-size="11pt" officeooo:rsid="00922a80" style:font-size-asian="11pt" style:font-size-complex="11pt"/>
    </style:style>
    <style:style style:name="T109" style:family="text">
      <style:text-properties style:font-name="Liberation Sans" fo:font-size="11pt" officeooo:rsid="006b2bee" style:font-size-asian="11pt" style:font-size-complex="11pt"/>
    </style:style>
    <style:style style:name="T110" style:family="text">
      <style:text-properties style:font-name="Liberation Sans" fo:font-size="11pt" officeooo:rsid="00955fa4" style:font-size-asian="11pt" style:font-size-complex="11pt"/>
    </style:style>
    <style:style style:name="T111" style:family="text">
      <style:text-properties style:font-name="Liberation Sans" fo:font-size="11pt" officeooo:rsid="00909be9" style:font-size-asian="11pt" style:font-size-complex="11pt"/>
    </style:style>
    <style:style style:name="T112" style:family="text">
      <style:text-properties style:font-name="Liberation Sans" fo:font-size="11pt" officeooo:rsid="00c96141" style:font-size-asian="11pt" style:font-size-complex="11pt"/>
    </style:style>
    <style:style style:name="T113" style:family="text">
      <style:text-properties style:font-name="Liberation Sans" fo:font-size="11pt" officeooo:rsid="0091f4ce" style:font-size-asian="11pt" style:font-size-complex="11pt"/>
    </style:style>
    <style:style style:name="T114" style:family="text">
      <style:text-properties style:font-name="Liberation Sans" fo:font-size="11pt" officeooo:rsid="006db9a2" style:font-size-asian="11pt" style:font-size-complex="11pt"/>
    </style:style>
    <style:style style:name="T115" style:family="text">
      <style:text-properties style:font-name="Liberation Sans" fo:font-size="11pt" officeooo:rsid="0079451b" style:font-size-asian="11pt" style:font-size-complex="11pt"/>
    </style:style>
    <style:style style:name="T116" style:family="text">
      <style:text-properties style:font-name="Liberation Sans" fo:font-size="11pt" officeooo:rsid="00633c5d" style:font-size-asian="11pt" style:font-size-complex="11pt"/>
    </style:style>
    <style:style style:name="T117" style:family="text">
      <style:text-properties style:font-name="Liberation Sans" fo:font-size="11pt" officeooo:rsid="00436362" style:font-size-asian="11pt" style:font-size-complex="11pt"/>
    </style:style>
    <style:style style:name="T118" style:family="text">
      <style:text-properties style:font-name="Liberation Sans" fo:font-size="11pt" officeooo:rsid="001a2fbb" style:font-size-asian="11pt" style:font-size-complex="11pt"/>
    </style:style>
    <style:style style:name="T119" style:family="text">
      <style:text-properties style:font-name="Liberation Sans" fo:font-size="11pt" officeooo:rsid="00459b9a" style:font-size-asian="11pt" style:font-size-complex="11pt"/>
    </style:style>
    <style:style style:name="T120" style:family="text">
      <style:text-properties style:font-name="Liberation Sans" fo:font-size="11pt" officeooo:rsid="0043dbcf" style:font-size-asian="11pt" style:font-size-complex="11pt"/>
    </style:style>
    <style:style style:name="T121" style:family="text">
      <style:text-properties style:font-name="Liberation Sans" fo:font-size="11pt" officeooo:rsid="004a5237" style:font-size-asian="11pt" style:font-size-complex="11pt"/>
    </style:style>
    <style:style style:name="T122" style:family="text">
      <style:text-properties style:font-name="Liberation Sans" fo:font-size="11pt" officeooo:rsid="00657df6" style:font-size-asian="11pt" style:font-size-complex="11pt"/>
    </style:style>
    <style:style style:name="T123" style:family="text">
      <style:text-properties style:font-name="Liberation Sans" fo:font-size="11pt" officeooo:rsid="00d0a5c7" style:font-size-asian="11pt" style:font-size-complex="11pt"/>
    </style:style>
    <style:style style:name="T124" style:family="text">
      <style:text-properties style:font-name="Liberation Sans" fo:font-size="11pt" officeooo:rsid="00da4876" style:font-size-asian="11pt" style:font-size-complex="11pt"/>
    </style:style>
    <style:style style:name="T125" style:family="text">
      <style:text-properties style:font-name="Liberation Sans" fo:font-size="11pt" officeooo:rsid="00dc4824" style:font-size-asian="11pt" style:font-size-complex="11pt"/>
    </style:style>
    <style:style style:name="T126" style:family="text">
      <style:text-properties style:font-name="Liberation Sans" fo:font-size="11pt" officeooo:rsid="00e18b9d" style:font-size-asian="11pt" style:font-size-complex="11pt"/>
    </style:style>
    <style:style style:name="T127" style:family="text">
      <style:text-properties style:font-name="Liberation Sans" fo:font-size="11pt" officeooo:rsid="00e363af" style:font-size-asian="11pt" style:font-size-complex="11pt"/>
    </style:style>
    <style:style style:name="T128" style:family="text">
      <style:text-properties style:font-name="Liberation Sans" fo:font-size="11pt" officeooo:rsid="00e7ea3b" style:font-size-asian="11pt" style:font-size-complex="11pt"/>
    </style:style>
    <style:style style:name="T129" style:family="text">
      <style:text-properties style:font-name="Liberation Sans" fo:font-size="11pt" officeooo:rsid="01081dd2" style:font-size-asian="11pt" style:font-size-complex="11pt"/>
    </style:style>
    <style:style style:name="T130" style:family="text">
      <style:text-properties style:font-name="Liberation Sans" fo:font-size="11pt" officeooo:rsid="010828bf" style:font-size-asian="11pt" style:font-size-complex="11pt"/>
    </style:style>
    <style:style style:name="T131" style:family="text">
      <style:text-properties style:font-name="Liberation Sans" fo:font-size="11pt" officeooo:rsid="01091ac4" style:font-size-asian="11pt" style:font-size-complex="11pt"/>
    </style:style>
    <style:style style:name="T132" style:family="text">
      <style:text-properties style:font-name="Liberation Sans" fo:font-size="11pt" officeooo:rsid="01097e6a" style:font-size-asian="11pt" style:font-size-complex="11pt"/>
    </style:style>
    <style:style style:name="T133" style:family="text">
      <style:text-properties style:font-name="Liberation Sans" fo:font-size="11pt" officeooo:rsid="0109e455" style:font-size-asian="11pt" style:font-size-complex="11pt"/>
    </style:style>
    <style:style style:name="T134" style:family="text">
      <style:text-properties style:font-name="Liberation Sans" fo:font-size="11pt" fo:font-style="italic" officeooo:rsid="00174d15" style:font-size-asian="11pt" style:font-style-asian="italic" style:font-size-complex="11pt" style:font-style-complex="italic"/>
    </style:style>
    <style:style style:name="T135" style:family="text">
      <style:text-properties style:font-name="Liberation Sans" fo:font-size="11pt" fo:font-style="italic" officeooo:rsid="0027e5c8" style:font-size-asian="11pt" style:font-style-asian="italic" style:font-size-complex="11pt" style:font-style-complex="italic"/>
    </style:style>
    <style:style style:name="T136" style:family="text">
      <style:text-properties style:font-name="Liberation Sans" fo:font-size="11pt" fo:font-style="italic" officeooo:rsid="002beadd" style:font-size-asian="11pt" style:font-style-asian="italic" style:font-size-complex="11pt" style:font-style-complex="italic"/>
    </style:style>
    <style:style style:name="T137" style:family="text">
      <style:text-properties style:font-name="Liberation Sans" fo:font-size="11pt" fo:font-style="italic" officeooo:rsid="003b674c" style:font-size-asian="11pt" style:font-style-asian="italic" style:font-size-complex="11pt" style:font-style-complex="italic"/>
    </style:style>
    <style:style style:name="T138" style:family="text">
      <style:text-properties style:font-name="Liberation Sans" fo:font-size="11pt" fo:font-style="italic" officeooo:rsid="00830d50" style:font-size-asian="11pt" style:font-style-asian="italic" style:font-size-complex="11pt" style:font-style-complex="italic"/>
    </style:style>
    <style:style style:name="T139" style:family="text">
      <style:text-properties style:font-name="Liberation Sans" fo:font-size="11pt" fo:font-style="italic" officeooo:rsid="0098ed7d" style:font-size-asian="11pt" style:font-style-asian="italic" style:font-size-complex="11pt" style:font-style-complex="italic"/>
    </style:style>
    <style:style style:name="T140" style:family="text">
      <style:text-properties style:font-name="Liberation Sans" fo:font-size="11pt" fo:font-style="italic" officeooo:rsid="0097519f" style:font-size-asian="11pt" style:font-style-asian="italic" style:font-size-complex="11pt" style:font-style-complex="italic"/>
    </style:style>
    <style:style style:name="T141" style:family="text">
      <style:text-properties style:font-name="Liberation Sans" fo:font-size="11pt" fo:font-style="italic" officeooo:rsid="0016ed69" style:font-size-asian="11pt" style:font-style-asian="italic" style:font-size-complex="11pt" style:font-style-complex="italic"/>
    </style:style>
    <style:style style:name="T142" style:family="text">
      <style:text-properties style:font-name="Liberation Sans" fo:font-size="11pt" fo:font-style="italic" officeooo:rsid="00b113cc" style:font-size-asian="11pt" style:font-style-asian="italic" style:font-size-complex="11pt" style:font-style-complex="italic"/>
    </style:style>
    <style:style style:name="T143" style:family="text">
      <style:text-properties style:font-name="Liberation Sans" fo:font-size="11pt" fo:font-style="italic" officeooo:rsid="00ac5da6" style:font-size-asian="11pt" style:font-style-asian="italic" style:font-size-complex="11pt" style:font-style-complex="italic"/>
    </style:style>
    <style:style style:name="T144" style:family="text">
      <style:text-properties style:font-name="Liberation Sans" fo:font-size="11pt" fo:font-style="italic" officeooo:rsid="000b0e86" style:font-size-asian="11pt" style:font-style-asian="italic" style:font-size-complex="11pt" style:font-style-complex="italic"/>
    </style:style>
    <style:style style:name="T145" style:family="text">
      <style:text-properties style:font-name="Liberation Sans" fo:font-size="11pt" fo:font-style="italic" officeooo:rsid="001a2fbb" style:font-size-asian="11pt" style:font-style-asian="italic" style:font-size-complex="11pt" style:font-style-complex="italic"/>
    </style:style>
    <style:style style:name="T146" style:family="text">
      <style:text-properties style:font-name="Liberation Sans" fo:font-size="11pt" fo:font-style="italic" officeooo:rsid="0079451b" style:font-size-asian="11pt" style:font-style-asian="italic" style:font-size-complex="11pt" style:font-style-complex="italic"/>
    </style:style>
    <style:style style:name="T147" style:family="text">
      <style:text-properties style:font-name="Liberation Sans" fo:font-size="11pt" fo:font-style="italic" officeooo:rsid="00657df6" style:font-size-asian="11pt" style:font-style-asian="italic" style:font-size-complex="11pt" style:font-style-complex="italic"/>
    </style:style>
    <style:style style:name="T148" style:family="text">
      <style:text-properties style:font-name="Liberation Sans" fo:font-size="11pt" fo:font-style="italic" officeooo:rsid="00d04dd6" style:font-size-asian="11pt" style:font-style-asian="italic" style:font-size-complex="11pt" style:font-style-complex="italic"/>
    </style:style>
    <style:style style:name="T149" style:family="text">
      <style:text-properties style:font-name="Liberation Sans" fo:font-size="11pt" fo:font-style="italic" fo:font-weight="normal" officeooo:rsid="00e363af" style:font-size-asian="11pt" style:font-style-asian="italic" style:font-weight-asian="normal" style:font-style-complex="italic"/>
    </style:style>
    <style:style style:name="T150" style:family="text">
      <style:text-properties style:font-name="Liberation Sans" fo:font-size="11pt" officeooo:rsid="002aa532" style:font-name-asian="Liberation Mono" style:font-size-asian="11pt" style:font-name-complex="Liberation Mono" style:font-size-complex="11pt"/>
    </style:style>
    <style:style style:name="T151" style:family="text">
      <style:text-properties style:font-name="Liberation Sans" fo:font-size="11pt" officeooo:rsid="00337747" style:font-name-asian="Liberation Mono" style:font-size-asian="11pt" style:font-name-complex="Liberation Mono" style:font-size-complex="11pt"/>
    </style:style>
    <style:style style:name="T152" style:family="text">
      <style:text-properties style:font-name="Liberation Sans" fo:font-size="11pt" officeooo:rsid="0027e5c8" style:font-name-asian="Liberation Mono" style:font-size-asian="11pt" style:font-name-complex="Liberation Mono" style:font-size-complex="11pt"/>
    </style:style>
    <style:style style:name="T153" style:family="text">
      <style:text-properties style:font-name="Liberation Sans" fo:font-size="11pt" officeooo:rsid="00291f04" style:font-name-asian="Liberation Mono" style:font-size-asian="11pt" style:font-name-complex="Liberation Mono" style:font-size-complex="11pt"/>
    </style:style>
    <style:style style:name="T154" style:family="text">
      <style:text-properties style:font-name="Liberation Sans" fo:font-size="11pt" officeooo:rsid="0040d3f7" style:font-name-asian="Liberation Mono" style:font-size-asian="11pt" style:font-name-complex="Liberation Mono" style:font-size-complex="11pt"/>
    </style:style>
    <style:style style:name="T155" style:family="text">
      <style:text-properties style:font-name="Liberation Sans" fo:font-size="11pt" officeooo:rsid="0039dd11" style:font-name-asian="Liberation Mono" style:font-size-asian="11pt" style:font-name-complex="Liberation Mono" style:font-size-complex="11pt"/>
    </style:style>
    <style:style style:name="T156" style:family="text">
      <style:text-properties style:font-name="Liberation Sans" fo:font-size="11pt" officeooo:rsid="003bce18" style:font-name-asian="Liberation Mono" style:font-size-asian="11pt" style:font-name-complex="Liberation Mono" style:font-size-complex="11pt"/>
    </style:style>
    <style:style style:name="T157" style:family="text">
      <style:text-properties style:font-name="Liberation Sans" fo:font-size="11pt" officeooo:rsid="00309b40" style:font-name-asian="Liberation Mono" style:font-size-asian="11pt" style:font-name-complex="Liberation Mono" style:font-size-complex="11pt"/>
    </style:style>
    <style:style style:name="T158" style:family="text">
      <style:text-properties style:font-name="Liberation Sans" fo:font-size="11pt" officeooo:rsid="003b674c" style:font-name-asian="Liberation Mono" style:font-size-asian="11pt" style:font-name-complex="Liberation Mono" style:font-size-complex="11pt"/>
    </style:style>
    <style:style style:name="T159" style:family="text">
      <style:text-properties style:font-name="Liberation Sans" fo:font-size="11pt" officeooo:rsid="00534112" style:font-name-asian="Liberation Mono" style:font-size-asian="11pt" style:font-name-complex="Liberation Mono" style:font-size-complex="11pt"/>
    </style:style>
    <style:style style:name="T160" style:family="text">
      <style:text-properties style:font-name="Liberation Sans" fo:font-size="11pt" officeooo:rsid="006f1d7a" style:font-name-asian="Liberation Mono" style:font-size-asian="11pt" style:font-name-complex="Liberation Mono" style:font-size-complex="11pt"/>
    </style:style>
    <style:style style:name="T161" style:family="text">
      <style:text-properties style:font-name="Liberation Sans" fo:font-size="11pt" officeooo:rsid="0077618d" style:font-name-asian="Liberation Mono" style:font-size-asian="11pt" style:font-name-complex="Liberation Mono" style:font-size-complex="11pt"/>
    </style:style>
    <style:style style:name="T162" style:family="text">
      <style:text-properties style:font-name="Liberation Sans" fo:font-size="11pt" officeooo:rsid="009df160" style:font-name-asian="Liberation Mono" style:font-size-asian="11pt" style:font-name-complex="Liberation Mono" style:font-size-complex="11pt"/>
    </style:style>
    <style:style style:name="T163" style:family="text">
      <style:text-properties style:font-name="Liberation Sans" fo:font-size="11pt" officeooo:rsid="00e7ea3b" style:font-name-asian="Liberation Mono" style:font-size-asian="11pt" style:font-name-complex="Liberation Mono" style:font-size-complex="11pt"/>
    </style:style>
    <style:style style:name="T164" style:family="text">
      <style:text-properties style:font-name="Liberation Sans" fo:font-size="11pt" officeooo:rsid="00fe6bba" style:font-name-asian="Liberation Mono" style:font-size-asian="11pt" style:font-name-complex="Liberation Mono" style:font-size-complex="11pt"/>
    </style:style>
    <style:style style:name="T165" style:family="text">
      <style:text-properties style:font-name="Liberation Sans" fo:font-size="11pt" officeooo:rsid="0104b64e" style:font-name-asian="Liberation Mono" style:font-size-asian="11pt" style:font-name-complex="Liberation Mono" style:font-size-complex="11pt"/>
    </style:style>
    <style:style style:name="T166" style:family="text">
      <style:text-properties style:font-name="Liberation Sans" fo:font-size="11pt" fo:font-style="normal" officeooo:rsid="0023ae37" style:font-size-asian="11pt" style:font-style-asian="normal" style:font-size-complex="11pt" style:font-style-complex="normal"/>
    </style:style>
    <style:style style:name="T167" style:family="text">
      <style:text-properties style:font-name="Liberation Sans" fo:font-size="11pt" fo:font-style="normal" officeooo:rsid="002beadd" style:font-size-asian="11pt" style:font-style-asian="normal" style:font-size-complex="11pt" style:font-style-complex="normal"/>
    </style:style>
    <style:style style:name="T168" style:family="text">
      <style:text-properties style:font-name="Liberation Sans" fo:font-size="11pt" fo:font-style="normal" officeooo:rsid="00174d15" style:font-size-asian="11pt" style:font-style-asian="normal" style:font-size-complex="11pt" style:font-style-complex="normal"/>
    </style:style>
    <style:style style:name="T169" style:family="text">
      <style:text-properties style:font-name="Liberation Sans" fo:font-size="11pt" fo:font-style="normal" officeooo:rsid="002e2470" style:font-size-asian="11pt" style:font-style-asian="normal" style:font-size-complex="11pt" style:font-style-complex="normal"/>
    </style:style>
    <style:style style:name="T170" style:family="text">
      <style:text-properties style:font-name="Liberation Sans" fo:font-size="11pt" fo:font-style="normal" officeooo:rsid="000b0e86" style:font-size-asian="11pt" style:font-style-asian="normal" style:font-size-complex="11pt" style:font-style-complex="normal"/>
    </style:style>
    <style:style style:name="T171" style:family="text">
      <style:text-properties style:font-name="Liberation Sans" fo:font-size="11pt" fo:font-style="normal" officeooo:rsid="00830d50" style:font-size-asian="11pt" style:font-style-asian="normal" style:font-size-complex="11pt" style:font-style-complex="normal"/>
    </style:style>
    <style:style style:name="T172" style:family="text">
      <style:text-properties style:font-name="Liberation Sans" fo:font-size="11pt" fo:font-style="normal" officeooo:rsid="008462bd" style:font-size-asian="11pt" style:font-style-asian="normal" style:font-size-complex="11pt" style:font-style-complex="normal"/>
    </style:style>
    <style:style style:name="T173" style:family="text">
      <style:text-properties style:font-name="Liberation Sans" fo:font-size="11pt" fo:font-style="normal" officeooo:rsid="0027e5c8" style:font-size-asian="11pt" style:font-style-asian="normal" style:font-size-complex="11pt" style:font-style-complex="normal"/>
    </style:style>
    <style:style style:name="T174" style:family="text">
      <style:text-properties style:font-name="Liberation Sans" fo:font-size="11pt" fo:font-style="normal" officeooo:rsid="00827b46" style:font-size-asian="11pt" style:font-style-asian="normal" style:font-size-complex="11pt" style:font-style-complex="normal"/>
    </style:style>
    <style:style style:name="T175" style:family="text">
      <style:text-properties style:font-name="Liberation Sans" fo:font-size="11pt" fo:font-style="normal" officeooo:rsid="009a1c4d" style:font-size-asian="11pt" style:font-style-asian="normal" style:font-size-complex="11pt" style:font-style-complex="normal"/>
    </style:style>
    <style:style style:name="T176" style:family="text">
      <style:text-properties style:font-name="Liberation Sans" fo:font-size="11pt" fo:font-style="normal" officeooo:rsid="00459b9a" style:font-size-asian="11pt" style:font-style-asian="normal" style:font-size-complex="11pt" style:font-style-complex="normal"/>
    </style:style>
    <style:style style:name="T177" style:family="text">
      <style:text-properties style:font-name="Liberation Sans" fo:font-size="11pt" fo:font-style="normal" officeooo:rsid="00d29a6e" style:font-size-asian="11pt" style:font-style-asian="normal" style:font-size-complex="11pt" style:font-style-complex="normal"/>
    </style:style>
    <style:style style:name="T178" style:family="text">
      <style:text-properties style:font-name="Liberation Sans" fo:font-size="11pt" fo:font-style="normal" officeooo:rsid="00e7e84f" style:font-size-asian="11pt" style:font-style-asian="normal" style:font-size-complex="11pt" style:font-style-complex="normal"/>
    </style:style>
    <style:style style:name="T179" style:family="text">
      <style:text-properties style:font-name="Liberation Sans" fo:font-size="11pt" fo:font-style="normal" fo:font-weight="normal" officeooo:rsid="0098ed7d" style:font-size-asian="11pt" style:font-style-asian="normal" style:font-weight-asian="normal"/>
    </style:style>
    <style:style style:name="T180" style:family="text">
      <style:text-properties style:font-name="Liberation Sans" fo:font-size="11pt" fo:font-style="normal" fo:font-weight="normal" officeooo:rsid="00e363af" style:font-size-asian="11pt" style:font-style-asian="normal" style:font-weight-asian="normal"/>
    </style:style>
    <style:style style:name="T181" style:family="text">
      <style:text-properties style:font-name="Liberation Sans" fo:font-size="11pt" fo:font-style="normal" fo:font-weight="normal" officeooo:rsid="010643cc" style:font-size-asian="11pt" style:font-style-asian="normal" style:font-weight-asian="normal"/>
    </style:style>
    <style:style style:name="T182" style:family="text">
      <style:text-properties style:font-name="Liberation Sans" officeooo:rsid="0024f9f2" style:font-name-asian="Liberation Mono" style:font-name-complex="Liberation Mono"/>
    </style:style>
    <style:style style:name="T183" style:family="text">
      <style:text-properties style:font-name="Liberation Sans" officeooo:rsid="00337747" style:font-name-asian="Liberation Mono" style:font-name-complex="Liberation Mono"/>
    </style:style>
    <style:style style:name="T184" style:family="text">
      <style:text-properties style:font-name="Liberation Sans" officeooo:rsid="003c214e" style:font-name-asian="Liberation Mono" style:font-name-complex="Liberation Mono"/>
    </style:style>
    <style:style style:name="T185" style:family="text">
      <style:text-properties style:font-name="Liberation Sans" officeooo:rsid="003ce3a6" style:font-name-asian="Liberation Mono" style:font-name-complex="Liberation Mono"/>
    </style:style>
    <style:style style:name="T186" style:family="text">
      <style:text-properties style:font-name="Liberation Sans" officeooo:rsid="0048bd50" style:font-name-asian="Liberation Mono" style:font-name-complex="Liberation Mono"/>
    </style:style>
    <style:style style:name="T187" style:family="text">
      <style:text-properties style:font-name="Liberation Sans" officeooo:rsid="004dad52" style:font-name-asian="Liberation Mono" style:font-name-complex="Liberation Mono"/>
    </style:style>
    <style:style style:name="T188" style:family="text">
      <style:text-properties style:font-name="Liberation Sans" officeooo:rsid="004fe340" style:font-name-asian="Liberation Mono" style:font-name-complex="Liberation Mono"/>
    </style:style>
    <style:style style:name="T189" style:family="text">
      <style:text-properties style:font-name="Liberation Sans" officeooo:rsid="005144c3" style:font-name-asian="Liberation Mono" style:font-name-complex="Liberation Mono"/>
    </style:style>
    <style:style style:name="T190" style:family="text">
      <style:text-properties style:font-name="Liberation Sans" officeooo:rsid="0054ef01" style:font-name-asian="Liberation Mono" style:font-name-complex="Liberation Mono"/>
    </style:style>
    <style:style style:name="T191" style:family="text">
      <style:text-properties style:font-name="Liberation Sans" officeooo:rsid="0056295b" style:font-name-asian="Liberation Mono" style:font-name-complex="Liberation Mono"/>
    </style:style>
    <style:style style:name="T192" style:family="text">
      <style:text-properties style:font-name="Liberation Sans" officeooo:rsid="005ced2c" style:font-name-asian="Liberation Mono" style:font-name-complex="Liberation Mono"/>
    </style:style>
    <style:style style:name="T193" style:family="text">
      <style:text-properties style:font-name="Liberation Sans" officeooo:rsid="00866cc8" style:font-name-asian="Liberation Mono" style:font-name-complex="Liberation Mono"/>
    </style:style>
    <style:style style:name="T194" style:family="text">
      <style:text-properties style:font-name="Liberation Sans" officeooo:rsid="009c013e" style:font-name-asian="Liberation Mono" style:font-name-complex="Liberation Mono"/>
    </style:style>
    <style:style style:name="T195" style:family="text">
      <style:text-properties style:font-name="Liberation Sans" officeooo:rsid="00dc4824" style:font-name-asian="Liberation Mono" style:font-name-complex="Liberation Mono"/>
    </style:style>
    <style:style style:name="T196" style:family="text">
      <style:text-properties style:font-name="Liberation Sans" officeooo:rsid="009b0e08" style:font-name-asian="Liberation Mono" style:font-name-complex="Liberation Mono"/>
    </style:style>
    <style:style style:name="T197" style:family="text">
      <style:text-properties style:font-name="Liberation Sans" officeooo:rsid="00de4599" style:font-name-asian="Liberation Mono" style:font-name-complex="Liberation Mono"/>
    </style:style>
    <style:style style:name="T198" style:family="text">
      <style:text-properties style:font-name="Liberation Sans" officeooo:rsid="00efc20a" style:font-name-asian="Liberation Mono" style:font-name-complex="Liberation Mono"/>
    </style:style>
    <style:style style:name="T199" style:family="text">
      <style:text-properties style:font-name="Liberation Sans" officeooo:rsid="00f07082" style:font-name-asian="Liberation Mono" style:font-name-complex="Liberation Mono"/>
    </style:style>
    <style:style style:name="T200" style:family="text">
      <style:text-properties style:font-name="Liberation Sans" officeooo:rsid="00f2d782" style:font-name-asian="Liberation Mono" style:font-name-complex="Liberation Mono"/>
    </style:style>
    <style:style style:name="T201" style:family="text">
      <style:text-properties style:font-name="Liberation Sans" officeooo:rsid="00f8133b" style:font-name-asian="Liberation Mono" style:font-name-complex="Liberation Mono"/>
    </style:style>
    <style:style style:name="T202" style:family="text">
      <style:text-properties style:font-name="Liberation Sans" officeooo:rsid="01002d3b" style:font-name-asian="Liberation Mono" style:font-name-complex="Liberation Mono"/>
    </style:style>
    <style:style style:name="T203" style:family="text">
      <style:text-properties style:font-name="Liberation Sans" officeooo:rsid="001ba178"/>
    </style:style>
    <style:style style:name="T204" style:family="text">
      <style:text-properties style:font-name="Liberation Sans" officeooo:rsid="0016fe59"/>
    </style:style>
    <style:style style:name="T205" style:family="text">
      <style:text-properties style:font-name="Liberation Sans" officeooo:rsid="00174d15"/>
    </style:style>
    <style:style style:name="T206" style:family="text">
      <style:text-properties style:font-name="Liberation Sans" officeooo:rsid="00236e14"/>
    </style:style>
    <style:style style:name="T207" style:family="text">
      <style:text-properties style:font-name="Liberation Sans" fo:font-style="normal" officeooo:rsid="0024f9f2" style:font-style-asian="normal" style:font-style-complex="normal"/>
    </style:style>
    <style:style style:name="T208" style:family="text">
      <style:text-properties style:font-name="Liberation Sans" fo:font-style="normal" officeooo:rsid="0025dc41" style:font-style-asian="normal" style:font-style-complex="normal"/>
    </style:style>
    <style:style style:name="T209" style:family="text">
      <style:text-properties style:font-name="Liberation Sans" fo:font-style="normal" officeooo:rsid="003f92bd" style:font-style-asian="normal" style:font-style-complex="normal"/>
    </style:style>
    <style:style style:name="T210" style:family="text">
      <style:text-properties style:font-name="Liberation Sans" fo:font-style="normal" officeooo:rsid="00422dc4" style:font-style-asian="normal" style:font-style-complex="normal"/>
    </style:style>
    <style:style style:name="T211" style:family="text">
      <style:text-properties style:font-name="Liberation Sans" fo:font-style="normal" officeooo:rsid="0060db5c" style:font-style-asian="normal" style:font-style-complex="normal"/>
    </style:style>
    <style:style style:name="T212" style:family="text">
      <style:text-properties style:font-name="Liberation Sans" fo:font-style="normal" officeooo:rsid="00745fc1" style:font-style-asian="normal" style:font-style-complex="normal"/>
    </style:style>
    <style:style style:name="T213" style:family="text">
      <style:text-properties style:font-name="Liberation Sans" fo:font-style="normal" officeooo:rsid="00866cc8" style:font-style-asian="normal" style:font-style-complex="normal"/>
    </style:style>
    <style:style style:name="T214" style:family="text">
      <style:text-properties style:font-name="Liberation Sans" fo:font-style="normal" officeooo:rsid="00d18cd1" style:font-style-asian="normal" style:font-style-complex="normal"/>
    </style:style>
    <style:style style:name="T215" style:family="text">
      <style:text-properties style:font-name="Liberation Sans" fo:font-style="normal" officeooo:rsid="005144c3" style:font-style-asian="normal" style:font-style-complex="normal"/>
    </style:style>
    <style:style style:name="T216" style:family="text">
      <style:text-properties style:font-name="Liberation Sans" fo:font-style="normal" officeooo:rsid="00de4599" style:font-style-asian="normal" style:font-style-complex="normal"/>
    </style:style>
    <style:style style:name="T217" style:family="text">
      <style:text-properties style:font-name="Liberation Sans" fo:font-style="normal" officeooo:rsid="00f07082" style:font-style-asian="normal" style:font-style-complex="normal"/>
    </style:style>
    <style:style style:name="T218" style:family="text">
      <style:text-properties style:font-name="Liberation Sans" fo:font-style="normal" officeooo:rsid="00f2d782" style:font-style-asian="normal" style:font-style-complex="normal"/>
    </style:style>
    <style:style style:name="T219" style:family="text">
      <style:text-properties style:font-name="Liberation Sans" fo:font-style="normal" officeooo:rsid="00337747" style:font-style-asian="normal" style:font-style-complex="normal"/>
    </style:style>
    <style:style style:name="T220" style:family="text">
      <style:text-properties style:font-name="Liberation Sans" fo:font-style="normal" officeooo:rsid="0038b14d" style:font-style-asian="normal" style:font-style-complex="normal"/>
    </style:style>
    <style:style style:name="T221" style:family="text">
      <style:text-properties style:font-name="Liberation Sans" fo:font-style="normal" officeooo:rsid="0061f6c9" style:font-style-asian="normal" style:font-style-complex="normal"/>
    </style:style>
    <style:style style:name="T222" style:family="text">
      <style:text-properties style:font-name="Liberation Sans" fo:font-style="normal" officeooo:rsid="001ee874" style:font-style-asian="normal" style:font-style-complex="normal"/>
    </style:style>
    <style:style style:name="T223" style:family="text">
      <style:text-properties style:font-name="Liberation Sans" fo:font-style="normal" officeooo:rsid="00f51255" style:font-style-asian="normal" style:font-style-complex="normal"/>
    </style:style>
    <style:style style:name="T224" style:family="text">
      <style:text-properties style:font-name="Liberation Sans" fo:font-style="normal" officeooo:rsid="00f8133b" style:font-style-asian="normal" style:font-style-complex="normal"/>
    </style:style>
    <style:style style:name="T225" style:family="text">
      <style:text-properties style:font-name="Liberation Sans" fo:font-style="normal" officeooo:rsid="00f8cea1" style:font-style-asian="normal" style:font-style-complex="normal"/>
    </style:style>
    <style:style style:name="T226" style:family="text">
      <style:text-properties style:font-name="Liberation Sans" fo:font-style="normal" officeooo:rsid="00fab697" style:font-style-asian="normal" style:font-style-complex="normal"/>
    </style:style>
    <style:style style:name="T227" style:family="text">
      <style:text-properties style:font-name="Liberation Sans" fo:font-style="normal" officeooo:rsid="004a5237" style:font-name-asian="Liberation Mono" style:font-style-asian="normal" style:font-name-complex="Liberation Mono" style:font-style-complex="normal"/>
    </style:style>
    <style:style style:name="T228" style:family="text">
      <style:text-properties style:font-name="Liberation Sans" fo:font-style="normal" officeooo:rsid="0060db5c" style:font-name-asian="Liberation Mono" style:font-style-asian="normal" style:font-name-complex="Liberation Mono" style:font-style-complex="normal"/>
    </style:style>
    <style:style style:name="T229" style:family="text">
      <style:text-properties style:font-name="Liberation Sans" fo:font-style="normal" officeooo:rsid="0061f6c9" style:font-name-asian="Liberation Mono" style:font-style-asian="normal" style:font-name-complex="Liberation Mono" style:font-style-complex="normal"/>
    </style:style>
    <style:style style:name="T230" style:family="text">
      <style:text-properties style:font-name="Liberation Sans" fo:font-style="normal" officeooo:rsid="00d18cd1" style:font-name-asian="Liberation Mono" style:font-style-asian="normal" style:font-name-complex="Liberation Mono" style:font-style-complex="normal"/>
    </style:style>
    <style:style style:name="T231" style:family="text">
      <style:text-properties style:font-name="Liberation Sans" fo:font-style="normal" officeooo:rsid="00f40ea3" style:font-name-asian="Liberation Mono" style:font-style-asian="normal" style:font-name-complex="Liberation Mono" style:font-style-complex="normal"/>
    </style:style>
    <style:style style:name="T232" style:family="text">
      <style:text-properties style:font-name="Liberation Sans" fo:font-style="normal" officeooo:rsid="00f51255" style:font-name-asian="Liberation Mono" style:font-style-asian="normal" style:font-name-complex="Liberation Mono" style:font-style-complex="normal"/>
    </style:style>
    <style:style style:name="T233" style:family="text">
      <style:text-properties style:font-name="Liberation Sans" fo:font-style="normal" officeooo:rsid="00f07082" style:font-name-asian="Liberation Mono" style:font-style-asian="normal" style:font-name-complex="Liberation Mono" style:font-style-complex="normal"/>
    </style:style>
    <style:style style:name="T234" style:family="text">
      <style:text-properties style:font-name="Liberation Sans" fo:font-style="normal" officeooo:rsid="00f6b208" style:font-name-asian="Liberation Mono" style:font-style-asian="normal" style:font-name-complex="Liberation Mono" style:font-style-complex="normal"/>
    </style:style>
    <style:style style:name="T235" style:family="text">
      <style:text-properties style:font-name="Liberation Sans" fo:font-style="normal" officeooo:rsid="00f8133b" style:font-name-asian="Liberation Mono" style:font-style-asian="normal" style:font-name-complex="Liberation Mono" style:font-style-complex="normal"/>
    </style:style>
    <style:style style:name="T236" style:family="text">
      <style:text-properties style:font-name="Liberation Sans" fo:font-style="normal" officeooo:rsid="00f8f57e" style:font-name-asian="Liberation Mono" style:font-style-asian="normal" style:font-name-complex="Liberation Mono" style:font-style-complex="normal"/>
    </style:style>
    <style:style style:name="T237" style:family="text">
      <style:text-properties style:font-name="Liberation Sans" fo:font-style="normal" officeooo:rsid="00fab697" style:font-name-asian="Liberation Mono" style:font-style-asian="normal" style:font-name-complex="Liberation Mono" style:font-style-complex="normal"/>
    </style:style>
    <style:style style:name="T238" style:family="text">
      <style:text-properties style:font-name="Liberation Sans" fo:font-style="normal" officeooo:rsid="00fb5c9e" style:font-name-asian="Liberation Mono" style:font-style-asian="normal" style:font-name-complex="Liberation Mono" style:font-style-complex="normal"/>
    </style:style>
    <style:style style:name="T239" style:family="text">
      <style:text-properties style:font-name="Liberation Sans" fo:font-style="normal" officeooo:rsid="01002d3b" style:font-name-asian="Liberation Mono" style:font-style-asian="normal" style:font-name-complex="Liberation Mono" style:font-style-complex="normal"/>
    </style:style>
    <style:style style:name="T240" style:family="text">
      <style:text-properties style:font-name="Liberation Sans" fo:font-style="italic" officeooo:rsid="003c214e" style:font-style-asian="italic" style:font-style-complex="italic"/>
    </style:style>
    <style:style style:name="T241" style:family="text">
      <style:text-properties style:font-name="Liberation Sans" fo:font-style="italic" officeooo:rsid="00396141" style:font-style-asian="italic" style:font-style-complex="italic"/>
    </style:style>
    <style:style style:name="T242" style:family="text">
      <style:text-properties style:font-name="Liberation Sans" fo:font-style="italic" officeooo:rsid="005144c3" style:font-style-asian="italic" style:font-style-complex="italic"/>
    </style:style>
    <style:style style:name="T243" style:family="text">
      <style:text-properties style:font-name="Liberation Sans" fo:font-style="italic" officeooo:rsid="00745fc1" style:font-style-asian="italic" style:font-style-complex="italic"/>
    </style:style>
    <style:style style:name="T244" style:family="text">
      <style:text-properties style:font-name="Liberation Sans" fo:font-style="italic" officeooo:rsid="00fcb39b" style:font-style-asian="italic" style:font-style-complex="italic"/>
    </style:style>
    <style:style style:name="T245" style:family="text">
      <style:text-properties style:font-name="Liberation Sans" fo:font-style="italic" officeooo:rsid="003c214e" style:font-name-asian="Liberation Mono" style:font-style-asian="italic" style:font-name-complex="Liberation Mono" style:font-style-complex="italic"/>
    </style:style>
    <style:style style:name="T246" style:family="text">
      <style:text-properties style:font-name="Liberation Sans" fo:font-style="italic" officeooo:rsid="003f92bd" style:font-name-asian="Liberation Mono" style:font-style-asian="italic" style:font-name-complex="Liberation Mono" style:font-style-complex="italic"/>
    </style:style>
    <style:style style:name="T247" style:family="text">
      <style:text-properties style:font-name="Liberation Sans" fo:font-style="italic" officeooo:rsid="00f07082" style:font-name-asian="Liberation Mono" style:font-style-asian="italic" style:font-name-complex="Liberation Mono" style:font-style-complex="italic"/>
    </style:style>
    <style:style style:name="T248" style:family="text">
      <style:text-properties style:font-name="Liberation Sans" officeooo:rsid="0027beb2"/>
    </style:style>
    <style:style style:name="T249" style:family="text">
      <style:text-properties style:font-name="Liberation Sans" officeooo:rsid="00309b40"/>
    </style:style>
    <style:style style:name="T250" style:family="text">
      <style:text-properties style:font-name="Liberation Sans" officeooo:rsid="00217df9"/>
    </style:style>
    <style:style style:name="T251" style:family="text">
      <style:text-properties style:font-name="Liberation Sans" officeooo:rsid="00337747"/>
    </style:style>
    <style:style style:name="T252" style:family="text">
      <style:text-properties style:font-name="Liberation Sans" officeooo:rsid="00396141"/>
    </style:style>
    <style:style style:name="T253" style:family="text">
      <style:text-properties style:font-name="Liberation Sans" officeooo:rsid="0039dd11"/>
    </style:style>
    <style:style style:name="T254" style:family="text">
      <style:text-properties style:font-name="Liberation Sans" officeooo:rsid="003bce18"/>
    </style:style>
    <style:style style:name="T255" style:family="text">
      <style:text-properties style:font-name="Liberation Sans" officeooo:rsid="003c214e"/>
    </style:style>
    <style:style style:name="T256" style:family="text">
      <style:text-properties style:font-name="Liberation Sans" officeooo:rsid="001a2fbb"/>
    </style:style>
    <style:style style:name="T257" style:family="text">
      <style:text-properties style:font-name="Liberation Sans" officeooo:rsid="004fe340"/>
    </style:style>
    <style:style style:name="T258" style:family="text">
      <style:text-properties style:font-name="Liberation Sans" officeooo:rsid="005144c3"/>
    </style:style>
    <style:style style:name="T259" style:family="text">
      <style:text-properties style:font-name="Liberation Sans" officeooo:rsid="0056295b"/>
    </style:style>
    <style:style style:name="T260" style:family="text">
      <style:text-properties style:font-name="Liberation Sans" officeooo:rsid="005f7d16"/>
    </style:style>
    <style:style style:name="T261" style:family="text">
      <style:text-properties style:font-name="Liberation Sans" officeooo:rsid="00711042"/>
    </style:style>
    <style:style style:name="T262" style:family="text">
      <style:text-properties style:font-name="Liberation Sans" officeooo:rsid="00dc4824"/>
    </style:style>
    <style:style style:name="T263" style:family="text">
      <style:text-properties style:font-name="Liberation Sans" officeooo:rsid="00de2bad"/>
    </style:style>
    <style:style style:name="T264" style:family="text">
      <style:text-properties style:font-name="Liberation Sans" officeooo:rsid="00de4599"/>
    </style:style>
    <style:style style:name="T265" style:family="text">
      <style:text-properties style:font-name="Liberation Sans" fo:font-weight="normal" style:font-weight-asian="normal" style:font-weight-complex="normal"/>
    </style:style>
    <style:style style:name="T266" style:family="text">
      <style:text-properties style:font-name="Liberation Sans" fo:font-weight="normal" officeooo:rsid="00e363af" style:font-weight-asian="normal" style:font-weight-complex="normal"/>
    </style:style>
    <style:style style:name="T267" style:family="text">
      <style:text-properties style:font-name="Liberation Sans" officeooo:rsid="009b0e08"/>
    </style:style>
    <style:style style:name="T268" style:family="text">
      <style:text-properties style:font-name="Liberation Sans" fo:font-size="10pt" style:font-size-asian="10pt" style:font-size-complex="10pt"/>
    </style:style>
    <style:style style:name="T269" style:family="text">
      <style:text-properties style:font-name="Liberation Sans" fo:font-size="10pt" fo:font-style="italic" style:font-size-asian="10pt" style:font-style-asian="italic" style:font-size-complex="10pt" style:font-style-complex="italic"/>
    </style:style>
    <style:style style:name="T270" style:family="tex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T271" style:family="text">
      <style:text-properties officeooo:rsid="00155570"/>
    </style:style>
    <style:style style:name="T272" style:family="text">
      <style:text-properties officeooo:rsid="0016ed69"/>
    </style:style>
    <style:style style:name="T273" style:family="text">
      <style:text-properties officeooo:rsid="0016ed69" style:font-name-asian="Liberation Mono" style:font-name-complex="Liberation Mono"/>
    </style:style>
    <style:style style:name="T274" style:family="text">
      <style:text-properties officeooo:rsid="010a7551" style:font-name-asian="Liberation Mono" style:font-name-complex="Liberation Mono"/>
    </style:style>
    <style:style style:name="T275" style:family="text">
      <style:text-properties officeooo:rsid="010e28b8" style:font-name-asian="Liberation Mono" style:font-name-complex="Liberation Mono"/>
    </style:style>
    <style:style style:name="T276" style:family="text">
      <style:text-properties officeooo:rsid="0016fe59"/>
    </style:style>
    <style:style style:name="T277" style:family="text">
      <style:text-properties officeooo:rsid="0018f814"/>
    </style:style>
    <style:style style:name="T278" style:family="text">
      <style:text-properties officeooo:rsid="0018fa85"/>
    </style:style>
    <style:style style:name="T279" style:family="text">
      <style:text-properties officeooo:rsid="00309b40"/>
    </style:style>
    <style:style style:name="T280" style:family="text">
      <style:text-properties fo:color="#000080" loext:opacity="100%" style:font-name="Liberation Sans" fo:font-size="11pt" style:text-underline-style="solid" style:text-underline-width="auto" style:text-underline-color="font-color" style:font-size-asian="11pt" style:font-size-complex="11pt"/>
    </style:style>
    <style:style style:name="T281" style:family="text">
      <style:text-properties fo:color="#000080" loext:opacity="100%" style:font-name="Liberation Sans" fo:font-size="11pt" style:text-underline-style="solid" style:text-underline-width="auto" style:text-underline-color="font-color" officeooo:rsid="000b0e86" style:font-size-asian="11pt" style:font-size-complex="11pt"/>
    </style:style>
    <style:style style:name="T282" style:family="text">
      <style:text-properties fo:color="#000080" loext:opacity="100%" style:font-name="Liberation Sans" fo:font-size="11pt" style:text-underline-style="solid" style:text-underline-width="auto" style:text-underline-color="font-color" officeooo:rsid="000eb537" style:font-size-asian="11pt" style:font-size-complex="11pt"/>
    </style:style>
    <style:style style:name="T283" style:family="text">
      <style:text-properties fo:color="#000080" loext:opacity="100%" style:font-name="Liberation Sans" fo:font-size="11pt" style:text-underline-style="solid" style:text-underline-width="auto" style:text-underline-color="font-color" officeooo:rsid="00b743dc" style:font-size-asian="11pt" style:font-size-complex="11pt"/>
    </style:style>
    <style:style style:name="T284" style:family="text">
      <style:text-properties fo:color="#000080" loext:opacity="100%" style:font-name="Liberation Sans" fo:font-size="11pt" style:text-underline-style="solid" style:text-underline-width="auto" style:text-underline-color="font-color" officeooo:rsid="004a5237" style:font-size-asian="11pt" style:font-size-complex="11pt"/>
    </style:style>
    <style:style style:name="T285" style:family="text">
      <style:text-properties fo:color="#000080" loext:opacity="100%" style:font-name="Liberation Sans" fo:font-size="11pt" style:text-underline-style="solid" style:text-underline-width="auto" style:text-underline-color="font-color" officeooo:rsid="00459b9a" style:font-size-asian="11pt" style:font-size-complex="11pt"/>
    </style:style>
    <style:style style:name="T286" style:family="text">
      <style:text-properties fo:color="#000080" loext:opacity="100%" style:font-name="Liberation Sans" fo:font-size="11pt" style:text-underline-style="none" officeooo:rsid="000b0e86" style:font-size-asian="11pt" style:font-size-complex="11pt"/>
    </style:style>
    <style:style style:name="T287" style:family="text">
      <style:text-properties fo:color="#000080" loext:opacity="100%" style:font-name="Liberation Sans" fo:font-size="11pt" fo:font-style="normal" style:text-underline-style="solid" style:text-underline-width="auto" style:text-underline-color="font-color" officeooo:rsid="00b77704" style:font-size-asian="11pt" style:font-style-asian="normal" style:font-size-complex="11pt" style:font-style-complex="normal"/>
    </style:style>
    <style:style style:name="T288" style:family="text">
      <style:text-properties fo:color="#000080" loext:opacity="100%" style:font-name="Liberation Sans" fo:font-size="11pt" fo:font-style="normal" style:text-underline-style="solid" style:text-underline-width="auto" style:text-underline-color="font-color" officeooo:rsid="00b8839e" style:font-name-asian="Liberation Mono" style:font-size-asian="11pt" style:font-style-asian="normal" style:font-name-complex="Liberation Mono" style:font-size-complex="11pt" style:font-style-complex="normal"/>
    </style:style>
    <style:style style:name="T289" style:family="text">
      <style:text-properties fo:color="#000080" loext:opacity="100%" style:font-name="Liberation Sans" style:text-underline-style="solid" style:text-underline-width="auto" style:text-underline-color="font-color" officeooo:rsid="003c214e" style:font-name-asian="Liberation Mono" style:font-name-complex="Liberation Mono"/>
    </style:style>
    <style:style style:name="T290" style:family="text">
      <style:text-properties fo:color="#000080" loext:opacity="100%" style:font-name="Liberation Sans" style:text-underline-style="solid" style:text-underline-width="auto" style:text-underline-color="font-color" officeooo:rsid="00f2d782" style:font-name-asian="Liberation Mono" style:font-name-complex="Liberation Mono"/>
    </style:style>
    <style:style style:name="T291" style:family="text">
      <style:text-properties fo:color="#000080" loext:opacity="100%" style:font-name="Liberation Sans" style:text-underline-style="solid" style:text-underline-width="auto" style:text-underline-color="font-color" officeooo:rsid="001a2fbb"/>
    </style:style>
    <style:style style:name="T292" style:family="text">
      <style:text-properties fo:color="#000080" loext:opacity="100%" style:font-name="Liberation Sans" style:text-underline-style="solid" style:text-underline-width="auto" style:text-underline-color="font-color" officeooo:rsid="00f2d782"/>
    </style:style>
    <style:style style:name="T293" style:family="text">
      <style:text-properties fo:color="#000080" loext:opacity="100%" style:font-name="Liberation Sans" fo:font-style="normal" style:text-underline-style="solid" style:text-underline-width="auto" style:text-underline-color="font-color" officeooo:rsid="00f8cea1" style:font-style-asian="normal" style:font-style-complex="normal"/>
    </style:style>
    <style:style style:name="T294" style:family="text">
      <style:text-properties fo:color="#000080" loext:opacity="100%" style:font-name="Liberation Sans" fo:font-style="normal" style:text-underline-style="solid" style:text-underline-width="auto" style:text-underline-color="font-color" fo:font-weight="normal" officeooo:rsid="00f7a045" style:font-style-asian="normal" style:font-weight-asian="normal" style:font-style-complex="normal" style:font-weight-complex="normal"/>
    </style:style>
    <style:style style:name="T295" style:family="text">
      <style:text-properties fo:color="#000080" loext:opacity="100%" style:font-name="Liberation Mono1" fo:font-size="11pt" style:text-underline-style="solid" style:text-underline-width="auto" style:text-underline-color="font-color" style:font-size-asian="11pt" style:font-size-complex="11pt"/>
    </style:style>
    <style:style style:name="T296" style:family="text">
      <style:text-properties fo:color="#000080" loext:opacity="100%" style:font-name="Liberation Mono1" fo:font-size="11pt" style:text-underline-style="solid" style:text-underline-width="auto" style:text-underline-color="font-color" officeooo:rsid="000b0e86" style:font-size-asian="11pt" style:font-size-complex="11pt"/>
    </style:style>
    <style:style style:name="T297" style:family="text">
      <style:text-properties style:text-position="super 58%" style:font-name="Liberation Sans" officeooo:rsid="00396141"/>
    </style:style>
    <style:style style:name="T298" style:family="text">
      <style:text-properties style:text-position="super 58%" style:font-name="Liberation Sans" officeooo:rsid="005144c3"/>
    </style:style>
    <style:style style:name="T299" style:family="text">
      <style:text-properties style:text-position="0% 100%" style:font-name="Liberation Sans" officeooo:rsid="00396141"/>
    </style:style>
    <style:style style:name="T300" style:family="text">
      <style:text-properties style:text-position="0% 100%" style:font-name="Liberation Sans" fo:font-style="italic" officeooo:rsid="005ced2c" style:font-name-asian="Liberation Mono" style:font-style-asian="italic" style:font-name-complex="Liberation Mono" style:font-style-complex="italic"/>
    </style:style>
    <style:style style:name="T301" style:family="text">
      <style:text-properties style:text-position="0% 100%" style:font-name="Liberation Sans" officeooo:rsid="0039dd11" style:font-name-asian="Liberation Mono" style:font-name-complex="Liberation Mono"/>
    </style:style>
    <style:style style:name="T302" style:family="text">
      <style:text-properties style:text-position="0% 100%" style:font-name="Liberation Sans" officeooo:rsid="004ecf69" style:font-name-asian="Liberation Mono" style:font-name-complex="Liberation Mono"/>
    </style:style>
    <style:style style:name="T303" style:family="text">
      <style:text-properties style:text-position="0% 100%" style:font-name="Liberation Sans" officeooo:rsid="005ced2c" style:font-name-asian="Liberation Mono" style:font-name-complex="Liberation Mono"/>
    </style:style>
    <style:style style:name="T304" style:family="text">
      <style:text-properties style:text-position="0% 100%" style:font-name="Liberation Sans" officeooo:rsid="004798f7"/>
    </style:style>
    <style:style style:name="T305" style:family="text">
      <style:text-properties style:text-position="0% 100%" style:font-name="Liberation Sans" officeooo:rsid="005144c3"/>
    </style:style>
    <style:style style:name="T306" style:family="text">
      <style:text-properties style:font-name="Liberation Sans1" officeooo:rsid="005ec7c7" style:font-name-asian="Liberation Sans1" style:font-name-complex="Liberation Sans1"/>
    </style:style>
    <style:style style:name="T307" style:family="text">
      <style:text-properties officeooo:rsid="0085b22e"/>
    </style:style>
    <style:style style:name="T308" style:family="text">
      <style:text-properties fo:language="es" fo:country="ES"/>
    </style:style>
    <style:style style:name="T309" style:family="text">
      <style:text-properties fo:language="es" fo:country="ES" officeooo:rsid="0095ee6a"/>
    </style:style>
    <style:style style:name="T310" style:family="text">
      <style:text-properties fo:language="es" fo:country="ES" fo:font-style="italic" officeooo:rsid="0095ee6a" style:font-style-asian="italic" style:font-style-complex="italic"/>
    </style:style>
    <style:style style:name="T311" style:family="text">
      <style:text-properties fo:language="es" fo:country="ES" officeooo:rsid="01043246"/>
    </style:style>
    <style:style style:name="T312" style:family="text">
      <style:text-properties style:use-window-font-color="true" loext:opacity="0%" style:font-name="Liberation Sans" fo:font-size="11pt" fo:font-weight="normal" officeooo:rsid="00b8839e" style:font-size-asian="11pt" style:font-weight-asian="normal" style:font-size-complex="11pt" style:font-weight-complex="normal"/>
    </style:style>
    <style:style style:name="T313" style:family="text">
      <style:text-properties style:use-window-font-color="true" loext:opacity="0%" style:font-name="Liberation Sans" fo:font-size="11pt" fo:font-weight="normal" officeooo:rsid="00bad151" style:font-size-asian="11pt" style:font-weight-asian="normal" style:font-size-complex="11pt" style:font-weight-complex="normal"/>
    </style:style>
    <style:style style:name="T314" style:family="text">
      <style:text-properties style:use-window-font-color="true" loext:opacity="0%" style:font-name="Liberation Sans" fo:font-size="11pt" fo:font-weight="normal" officeooo:rsid="00bad94a" style:font-name-asian="Liberation Mono" style:font-size-asian="11pt" style:font-weight-asian="normal" style:font-name-complex="Liberation Mono" style:font-size-complex="11pt" style:font-weight-complex="normal"/>
    </style:style>
    <style:style style:name="T315" style:family="text">
      <style:text-properties style:use-window-font-color="true" loext:opacity="0%" style:font-name="Liberation Sans" fo:font-size="11pt" fo:font-weight="normal" officeooo:rsid="00bd725c" style:font-name-asian="Liberation Mono" style:font-size-asian="11pt" style:font-weight-asian="normal" style:font-name-complex="Liberation Mono" style:font-size-complex="11pt" style:font-weight-complex="normal"/>
    </style:style>
    <style:style style:name="T316" style:family="text">
      <style:text-properties style:use-window-font-color="true" loext:opacity="0%" style:font-name="Liberation Sans" fo:font-size="11pt" fo:font-weight="normal" officeooo:rsid="00c2dbf0" style:font-name-asian="Liberation Mono" style:font-size-asian="11pt" style:font-weight-asian="normal" style:font-name-complex="Liberation Mono" style:font-size-complex="11pt" style:font-weight-complex="normal"/>
    </style:style>
    <style:style style:name="T317" style:family="text">
      <style:text-properties style:use-window-font-color="true" loext:opacity="0%" style:font-name="Liberation Sans" fo:font-size="11pt" fo:font-style="normal" officeooo:rsid="00e363af" style:font-size-asian="11pt" style:font-style-asian="normal"/>
    </style:style>
    <style:style style:name="T318" style:family="text">
      <style:text-properties style:use-window-font-color="true" loext:opacity="0%" style:font-name="Liberation Sans" fo:font-size="11pt" fo:font-style="normal" officeooo:rsid="009edac3" style:font-size-asian="11pt" style:font-style-asian="normal"/>
    </style:style>
    <style:style style:name="T319" style:family="text">
      <style:text-properties style:use-window-font-color="true" loext:opacity="0%" style:font-name="Liberation Sans" fo:font-size="11pt" fo:font-style="normal" officeooo:rsid="00c4ca04" style:font-size-asian="11pt" style:font-style-asian="normal"/>
    </style:style>
    <style:style style:name="T320" style:family="text">
      <style:text-properties style:use-window-font-color="true" loext:opacity="0%" style:font-name="Liberation Sans" fo:font-size="11pt" fo:font-style="normal" officeooo:rsid="00df660a" style:font-size-asian="11pt" style:font-style-asian="normal"/>
    </style:style>
    <style:style style:name="T321" style:family="text">
      <style:text-properties style:use-window-font-color="true" loext:opacity="0%" style:font-name="Liberation Sans" fo:font-size="11pt" fo:font-style="normal" officeooo:rsid="00c6a7bc" style:font-size-asian="11pt" style:font-style-asian="normal"/>
    </style:style>
    <style:style style:name="T322" style:family="text">
      <style:text-properties style:use-window-font-color="true" loext:opacity="0%" style:font-name="Liberation Sans" fo:font-size="11pt" fo:font-style="normal" officeooo:rsid="00ca37c7" style:font-size-asian="11pt" style:font-style-asian="normal"/>
    </style:style>
    <style:style style:name="T323" style:family="text">
      <style:text-properties style:use-window-font-color="true" loext:opacity="0%" style:font-name="Liberation Sans" fo:font-size="11pt" fo:font-style="normal" officeooo:rsid="00c4ca04" style:font-name-asian="Liberation Mono" style:font-size-asian="11pt" style:font-style-asian="normal" style:font-name-complex="Liberation Mono"/>
    </style:style>
    <style:style style:name="T324" style:family="text">
      <style:text-properties style:use-window-font-color="true" loext:opacity="0%" style:font-name="Liberation Sans" fo:font-size="11pt" fo:font-style="normal" officeooo:rsid="00df660a" style:font-name-asian="Liberation Mono" style:font-size-asian="11pt" style:font-style-asian="normal" style:font-name-complex="Liberation Mono"/>
    </style:style>
    <style:style style:name="T325" style:family="text">
      <style:text-properties style:use-window-font-color="true" loext:opacity="0%" style:font-name="Liberation Sans" fo:font-size="11pt" fo:font-style="normal" officeooo:rsid="00c6a7bc" style:font-name-asian="Liberation Mono" style:font-size-asian="11pt" style:font-style-asian="normal" style:font-name-complex="Liberation Mono"/>
    </style:style>
    <style:style style:name="T326" style:family="text">
      <style:text-properties style:use-window-font-color="true" loext:opacity="0%" style:font-name="Liberation Sans" fo:font-size="11pt" fo:font-style="normal" officeooo:rsid="00e12235" style:font-name-asian="Liberation Mono" style:font-size-asian="11pt" style:font-style-asian="normal" style:font-name-complex="Liberation Mono"/>
    </style:style>
    <style:style style:name="T327" style:family="text">
      <style:text-properties style:use-window-font-color="true" loext:opacity="0%" style:font-name="Liberation Sans" fo:font-style="normal" fo:font-weight="normal" officeooo:rsid="00f7a045" style:font-style-asian="normal" style:font-weight-asian="normal" style:font-style-complex="normal" style:font-weight-complex="normal"/>
    </style:style>
    <style:style style:name="T328" style:family="text">
      <style:text-properties style:use-window-font-color="true" loext:opacity="0%" style:font-name="Liberation Sans" fo:font-style="normal" fo:font-weight="normal" officeooo:rsid="00f8133b" style:font-name-asian="Liberation Mono" style:font-style-asian="normal" style:font-weight-asian="normal" style:font-name-complex="Liberation Mono" style:font-style-complex="normal" style:font-weight-complex="normal"/>
    </style:style>
    <style:style style:name="T329" style:family="text">
      <style:text-properties style:use-window-font-color="true" loext:opacity="0%" style:font-name="Liberation Sans" fo:font-style="normal" fo:font-weight="normal" officeooo:rsid="00fcbb8f" style:font-name-asian="Liberation Mono" style:font-style-asian="normal" style:font-weight-asian="normal" style:font-name-complex="Liberation Mono" style:font-style-complex="normal" style:font-weight-complex="normal"/>
    </style:style>
    <style:style style:name="T330" style:family="text">
      <style:text-properties style:use-window-font-color="true" loext:opacity="0%" style:font-name="Liberation Sans" fo:font-style="normal" style:text-underline-style="none" fo:font-weight="normal" officeooo:rsid="00f7a045" style:font-style-asian="normal" style:font-weight-asian="normal" style:font-style-complex="normal" style:font-weight-complex="normal"/>
    </style:style>
    <style:style style:name="T331" style:family="text">
      <style:text-properties style:use-window-font-color="true" loext:opacity="0%" style:font-name="Liberation Sans" fo:font-style="normal" style:text-underline-style="none" fo:font-weight="normal" officeooo:rsid="00f8cea1" style:font-style-asian="normal" style:font-weight-asian="normal" style:font-style-complex="normal" style:font-weight-complex="normal"/>
    </style:style>
    <style:style style:name="T332" style:family="text">
      <style:text-properties style:use-window-font-color="true" loext:opacity="0%" style:font-name="Liberation Sans" fo:font-style="normal" style:text-underline-style="none" fo:font-weight="bold" officeooo:rsid="00f51255" style:font-style-asian="normal" style:font-weight-asian="bold" style:font-style-complex="normal" style:font-weight-complex="bold"/>
    </style:style>
    <style:style style:name="T333" style:family="text">
      <style:text-properties fo:font-weight="bold" style:font-weight-asian="bold" style:font-weight-complex="bold"/>
    </style:style>
    <style:style style:name="T334" style:family="text">
      <style:text-properties fo:font-weight="bold" style:font-weight-asian="bold" style:font-weight-complex="bold"/>
    </style:style>
    <style:style style:name="T335" style:family="text">
      <style:text-properties officeooo:rsid="00cea0bf"/>
    </style:style>
    <style:style style:name="T336" style:family="text">
      <style:text-properties officeooo:rsid="00ceaf15"/>
    </style:style>
    <style:style style:name="T337" style:family="text">
      <style:text-properties fo:font-variant="normal" fo:text-transform="none" fo:color="#000000" loext:opacity="100%" fo:font-size="11pt" fo:letter-spacing="normal" fo:font-style="normal" fo:font-weight="normal" officeooo:rsid="00b5c7da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38" style:family="text">
      <style:text-properties fo:font-variant="normal" fo:text-transform="none" fo:color="#000000" loext:opacity="100%" fo:font-size="11pt" fo:letter-spacing="normal" fo:font-style="normal" fo:font-weight="normal" officeooo:rsid="00637366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39" style:family="text">
      <style:text-properties fo:font-variant="normal" fo:text-transform="none" fo:color="#000000" loext:opacity="100%" fo:font-size="11pt" fo:letter-spacing="normal" fo:font-style="normal" fo:font-weight="normal" officeooo:rsid="00ba333b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40" style:family="text">
      <style:text-properties fo:font-variant="normal" fo:text-transform="none" fo:color="#000000" loext:opacity="100%" fo:font-size="11pt" fo:letter-spacing="normal" fo:font-style="normal" fo:font-weight="normal" officeooo:rsid="004d344b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41" style:family="text">
      <style:text-properties fo:font-variant="normal" fo:text-transform="none" fo:color="#000000" loext:opacity="100%" fo:font-size="11pt" fo:letter-spacing="normal" fo:font-style="normal" fo:font-weight="normal" officeooo:rsid="004084ba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42" style:family="text">
      <style:text-properties fo:font-variant="normal" fo:text-transform="none" fo:color="#000000" loext:opacity="100%" fo:font-size="11pt" fo:letter-spacing="normal" fo:font-style="normal" fo:font-weight="normal" officeooo:rsid="00b6d115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43" style:family="text">
      <style:text-properties fo:font-variant="normal" fo:text-transform="none" fo:color="#000000" loext:opacity="100%" fo:font-size="11pt" fo:letter-spacing="normal" fo:font-style="normal" fo:font-weight="normal" officeooo:rsid="0042a305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44" style:family="text">
      <style:text-properties fo:font-variant="normal" fo:text-transform="none" fo:color="#000000" loext:opacity="100%" fo:font-size="11pt" fo:letter-spacing="normal" fo:font-style="normal" fo:font-weight="normal" officeooo:rsid="004ee1a0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45" style:family="text">
      <style:text-properties fo:font-variant="normal" fo:text-transform="none" fo:color="#000000" loext:opacity="100%" fo:font-size="11pt" fo:letter-spacing="normal" fo:font-style="normal" fo:font-weight="normal" officeooo:rsid="00529433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46" style:family="text">
      <style:text-properties fo:font-variant="normal" fo:text-transform="none" fo:color="#000000" loext:opacity="100%" fo:font-size="11pt" fo:letter-spacing="normal" fo:font-style="normal" fo:font-weight="normal" officeooo:rsid="004fd333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47" style:family="text">
      <style:text-properties fo:font-variant="normal" fo:text-transform="none" fo:color="#000000" loext:opacity="100%" fo:font-size="11pt" fo:letter-spacing="normal" fo:font-style="normal" fo:font-weight="normal" officeooo:rsid="00529bbd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48" style:family="text">
      <style:text-properties fo:font-variant="normal" fo:text-transform="none" fo:color="#000000" loext:opacity="100%" fo:font-size="11pt" fo:letter-spacing="normal" fo:font-style="normal" fo:font-weight="normal" officeooo:rsid="00ea0647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49" style:family="text">
      <style:text-properties fo:font-variant="normal" fo:text-transform="none" fo:color="#000000" loext:opacity="100%" fo:font-size="11pt" fo:letter-spacing="normal" fo:font-style="italic" fo:font-weight="normal" officeooo:rsid="00b5c7da" style:font-name-asian="Songti SC" style:font-size-asian="11pt" style:font-style-asian="italic" style:font-weight-asian="normal" style:font-name-complex="Arial Unicode MS" style:font-size-complex="11pt" style:font-style-complex="italic" style:font-weight-complex="normal"/>
    </style:style>
    <style:style style:name="T350" style:family="text">
      <style:text-properties fo:font-variant="normal" fo:text-transform="none" fo:color="#808080" loext:opacity="100%" fo:font-size="11pt" fo:letter-spacing="normal" fo:font-style="normal" fo:font-weight="bold" officeooo:rsid="00b5c7da" style:font-name-asian="Songti SC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351" style:family="text">
      <style:text-properties fo:font-variant="normal" fo:text-transform="none" fo:color="#808080" loext:opacity="100%" fo:font-size="11pt" fo:letter-spacing="normal" fo:font-style="italic" fo:font-weight="bold" officeooo:rsid="00b5c7da" style:font-name-asian="Songti SC" style:font-size-asian="11pt" style:font-style-asian="italic" style:font-weight-asian="bold" style:font-name-complex="Arial Unicode MS" style:font-size-complex="11pt" style:font-style-complex="italic" style:font-weight-complex="bold"/>
    </style:style>
    <style:style style:name="T352" style:family="text">
      <style:text-properties fo:font-variant="normal" fo:text-transform="none" fo:color="#0000ff" loext:opacity="100%" fo:font-size="11pt" fo:letter-spacing="normal" fo:font-style="normal" fo:font-weight="bold" officeooo:rsid="00b5c7da" style:font-name-asian="Songti SC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353" style:family="text">
      <style:text-properties fo:font-variant="normal" fo:text-transform="none" fo:color="#0000ff" loext:opacity="100%" fo:font-size="11pt" fo:letter-spacing="normal" fo:font-style="normal" fo:font-weight="bold" officeooo:rsid="0047472f" style:font-name-asian="Songti SC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T354" style:family="text">
      <style:text-properties fo:font-variant="normal" fo:text-transform="none" fo:color="#000080" loext:opacity="100%" fo:font-size="11pt" fo:letter-spacing="normal" fo:font-style="normal" style:text-underline-style="solid" style:text-underline-width="auto" style:text-underline-color="font-color" fo:font-weight="normal" officeooo:rsid="004fd333" style:font-name-asian="Songti SC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T355" style:family="text">
      <style:text-properties fo:font-variant="normal" fo:text-transform="none" fo:color="#595959" loext:opacity="100%" style:font-name="Liberation Sans" fo:letter-spacing="normal" fo:font-style="normal" fo:font-weight="normal" officeooo:rsid="0039fe0f" style:font-style-asian="normal" style:font-weight-asian="normal" style:font-style-complex="normal" style:font-weight-complex="normal"/>
    </style:style>
    <style:style style:name="T356" style:family="text">
      <style:text-properties fo:font-variant="normal" fo:text-transform="none" fo:color="#595959" loext:opacity="100%" style:font-name="Liberation Sans" fo:letter-spacing="normal" fo:font-style="normal" fo:font-weight="normal" officeooo:rsid="0023b62d" style:font-style-asian="normal" style:font-weight-asian="normal" style:font-style-complex="normal" style:font-weight-complex="normal"/>
    </style:style>
    <style:style style:name="T357" style:family="text">
      <style:text-properties fo:font-variant="normal" fo:text-transform="none" fo:color="#595959" loext:opacity="100%" style:font-name="Liberation Sans" fo:letter-spacing="normal" fo:font-style="normal" fo:font-weight="normal" officeooo:rsid="0039fe0f" style:font-name-asian="Songti SC" style:font-style-asian="normal" style:font-weight-asian="normal" style:font-name-complex="Arial Unicode MS" style:font-style-complex="normal" style:font-weight-complex="normal"/>
    </style:style>
    <style:style style:name="T358" style:family="text">
      <style:text-properties fo:font-variant="normal" fo:text-transform="none" fo:letter-spacing="normal" fo:font-style="normal" fo:font-weight="normal" officeooo:rsid="004fd333" style:font-name-asian="Songti SC" style:font-style-asian="normal" style:font-weight-asian="normal" style:font-name-complex="Arial Unicode MS" style:font-style-complex="normal" style:font-weight-complex="normal"/>
    </style:style>
    <style:style style:name="T359" style:family="text">
      <style:text-properties fo:font-variant="normal" fo:text-transform="none" fo:color="#ffffff" loext:opacity="100%" style:font-name="LiberationMono" fo:font-size="14pt" fo:letter-spacing="normal" fo:font-style="normal" fo:font-weight="normal" officeooo:rsid="004fd333" style:font-name-asian="Songti SC" style:font-size-asian="14pt" style:font-style-asian="normal" style:font-weight-asian="normal" style:font-name-complex="Arial Unicode MS" style:font-size-complex="11pt" style:font-style-complex="normal" style:font-weight-complex="normal"/>
    </style:style>
    <style:style style:name="T360" style:family="text">
      <style:text-properties fo:font-variant="normal" fo:text-transform="none" fo:color="#ffffff" loext:opacity="100%" fo:font-size="14pt" fo:letter-spacing="normal" fo:font-style="normal" fo:font-weight="normal" officeooo:rsid="004fd333" style:font-name-asian="Songti SC" style:font-size-asian="14pt" style:font-style-asian="normal" style:font-weight-asian="normal" style:font-name-complex="Arial Unicode MS" style:font-size-complex="11pt" style:font-style-complex="normal" style:font-weight-complex="normal"/>
    </style:style>
    <style:style style:name="T361" style:family="text">
      <style:text-properties fo:font-variant="normal" fo:text-transform="none" fo:color="#ffffff" loext:opacity="100%" fo:letter-spacing="normal" fo:font-style="normal" fo:font-weight="normal" officeooo:rsid="004fd333" style:font-name-asian="Songti SC" style:font-style-asian="normal" style:font-weight-asian="normal" style:font-name-complex="Arial Unicode MS" style:font-style-complex="normal" style:font-weight-complex="normal"/>
    </style:style>
    <style:style style:name="T362" style:family="text">
      <style:text-properties officeooo:rsid="010dae48"/>
    </style:style>
    <style:style style:name="T363" style:family="text">
      <style:text-properties officeooo:rsid="010e317a"/>
    </style:style>
    <style:style style:name="T364" style:family="text">
      <style:text-properties style:font-name="Liberation Sans" fo:font-size="11pt" officeooo:rsid="01112a93" style:font-size-asian="11pt" style:font-size-complex="11pt"/>
    </style:style>
    <style:style style:name="T365" style:family="text">
      <style:text-properties style:font-name="Liberation Sans" fo:font-size="11pt" fo:font-weight="bold" officeooo:rsid="01112a93" style:font-size-asian="11pt" style:font-weight-asian="bold" style:font-size-complex="11pt" style:font-weight-complex="bold"/>
    </style:style>
    <style:style style:name="T366" style:family="text">
      <style:text-properties style:font-name="Liberation Sans" fo:font-size="11pt" fo:font-weight="normal" officeooo:rsid="01112a93" style:font-size-asian="11pt" style:font-weight-asian="normal" style:font-size-complex="11pt" style:font-weight-complex="normal"/>
    </style:style>
    <style:style style:name="T367" style:family="text">
      <style:text-properties fo:color="#ffffff" loext:opacity="100%" style:font-name="LiberationMono" fo:font-size="14pt" style:font-size-asian="14pt"/>
    </style:style>
    <style:style style:name="T368" style:family="text">
      <style:text-properties fo:color="#ffffff" loext:opacity="100%" fo:font-size="14pt" style:font-size-asian="14pt"/>
    </style:style>
    <style:style style:name="T369" style:family="text">
      <style:text-properties fo:color="#ffffff" loext:opacity="100%"/>
    </style:style>
    <style:style style:name="T370" style:family="text">
      <style:text-properties style:font-name="Liberation Mono1" fo:font-weight="bold" style:font-weight-asian="bold" style:font-weight-complex="bol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bookmark-start text:name="__RefHeading___Toc2973_1454954875"/><text:span text:style-name="T276">Funciones para crear v</text:span>ectores <text:span text:style-name="T278">de tipo </text:span><text:span text:style-name="T21">crudo</text:span><text:span text:style-name="T46"> </text:span><text:span text:style-name="T47">o </text:span><text:span text:style-name="T48">para</text:span><text:span text:style-name="T47"> verificar s</text:span><text:span text:style-name="T49">i</text:span><text:span text:style-name="T47"> un vector </text:span><text:span text:style-name="T49">es de</text:span><text:span text:style-name="T48"> tipo </text:span><text:span text:style-name="T22">crudo</text:span><text:bookmark-end text:name="__RefHeading___Toc2973_1454954875"/></text:h>
      <text:h text:style-name="P28" text:outline-level="2"><text:bookmark-start text:name="__RefHeading___Toc2975_1454954875"/><text:span text:style-name="T277">1. </text:span>Descripción<text:bookmark-end text:name="__RefHeading___Toc2975_1454954875"/></text:h>
      <text:p text:style-name="P12"><text:span text:style-name="T51">La función </text:span><text:span text:style-name="T24">raw</text:span><text:span text:style-name="T25">()</text:span><text:span text:style-name="T51"> crea </text:span><text:span text:style-name="T54">un vector</text:span><text:span text:style-name="T51"> de </text:span><text:span text:style-name="T281">tipo</text:span><text:span text:style-name="T286"> </text:span><text:span text:style-name="Source_20_Text"><text:span text:style-name="T24">"</text:span></text:span><text:span text:style-name="T28">raw</text:span><text:span text:style-name="Source_20_Text"><text:span text:style-name="T28">"</text:span></text:span><text:span text:style-name="T170"> </text:span><text:span text:style-name="T169">o </text:span><text:span text:style-name="Source_20_Text"><text:span text:style-name="T134">crudo</text:span></text:span><text:span text:style-name="Source_20_Text"><text:span text:style-name="T168">,</text:span></text:span><text:span text:style-name="Source_20_Text"><text:span text:style-name="T134"> </text:span></text:span><text:span text:style-name="Source_20_Text"><text:span text:style-name="T166">que almacena</text:span></text:span><text:span text:style-name="Source_20_Text"><text:span text:style-name="T168"> </text:span></text:span><text:span text:style-name="Source_20_Text"><text:span text:style-name="T136">bytes</text:span></text:span><text:span text:style-name="Source_20_Text"><text:span text:style-name="T169"> </text:span></text:span><text:span text:style-name="Source_20_Text"><text:span text:style-name="T167">sin codificar </text:span></text:span><text:span text:style-name="Source_20_Text"><text:span text:style-name="T178">representados por valores hexadecimales</text:span></text:span><text:span text:style-name="Source_20_Text"><text:span text:style-name="T52">.</text:span></text:span><text:span text:style-name="Source_20_Text"><text:span text:style-name="T54"> </text:span></text:span><text:span text:style-name="Source_20_Text"><text:span text:style-name="T55">Para más información sobre el almacenamiento de datos crudos véase la sección </text:span></text:span><text:span text:style-name="Source_20_Text"><text:span text:style-name="T135">Detalles</text:span></text:span><text:span text:style-name="Source_20_Text"><text:span text:style-name="T173">, </text:span></text:span><text:span text:style-name="Source_20_Text"><text:span text:style-name="T177">y</text:span></text:span><text:span text:style-name="Source_20_Text"><text:span text:style-name="T174"> </text:span></text:span><text:span text:style-name="Source_20_Text"><text:span text:style-name="T75">para </text:span></text:span><text:span text:style-name="Source_20_Text"><text:span text:style-name="T76">una </text:span></text:span><text:span text:style-name="Source_20_Text"><text:span text:style-name="T164">introducción</text:span></text:span><text:span text:style-name="Source_20_Text"><text:span text:style-name="T76"> al formato hexadecimal véase la sección </text:span></text:span><text:span text:style-name="Source_20_Text"><text:span text:style-name="T138">Formato binario y hexadecimal</text:span></text:span><text:span text:style-name="Source_20_Text"><text:span text:style-name="T171">, </text:span></text:span><text:span text:style-name="Source_20_Text"><text:span text:style-name="T172">ambas </text:span></text:span><text:span text:style-name="Source_20_Text"><text:span text:style-name="T171">en esta página de ayuda</text:span></text:span><text:span text:style-name="Source_20_Text"><text:span text:style-name="T55">.</text:span></text:span></text:p>
      <text:p text:style-name="P12"><text:span text:style-name="Source_20_Text"><text:span text:style-name="T53">La función </text:span></text:span><text:span text:style-name="Source_20_Text"><text:span text:style-name="T26">as.raw()</text:span></text:span><text:span text:style-name="Source_20_Text"><text:span text:style-name="T53"> constriñe </text:span></text:span><text:span text:style-name="Source_20_Text"><text:span text:style-name="T163">hacia el</text:span></text:span><text:span text:style-name="Source_20_Text"><text:span text:style-name="T53"> tipo crudo </text:span></text:span><text:span text:style-name="Source_20_Text"><text:span text:style-name="T128">cualquier </text:span></text:span><text:span text:style-name="Source_20_Text"><text:span text:style-name="T163">vector</text:span></text:span><text:span text:style-name="Source_20_Text"><text:span text:style-name="T53">. </text:span></text:span><text:span text:style-name="Source_20_Text"><text:span text:style-name="T151">Por su parte</text:span></text:span><text:span text:style-name="Source_20_Text"><text:span text:style-name="T53">, </text:span></text:span><text:span text:style-name="Source_20_Text"><text:span text:style-name="T57">la función</text:span></text:span><text:span text:style-name="Source_20_Text"><text:span text:style-name="T53"> </text:span></text:span><text:span text:style-name="Source_20_Text"><text:span text:style-name="T26">is.r</text:span></text:span><text:span text:style-name="Source_20_Text"><text:span text:style-name="T27">aw()</text:span></text:span><text:span text:style-name="Source_20_Text"><text:span text:style-name="T56"> verifica si un objeto es de tipo </text:span></text:span><text:span text:style-name="Source_20_Text"><text:span text:style-name="T150">crudo</text:span></text:span><text:span text:style-name="Source_20_Text"><text:span text:style-name="T56">.</text:span></text:span></text:p>
      <text:table-of-content text:style-name="Sect1" text:name="Table of Contents1">
        <text:table-of-content-source text:outline-level="10">
          <text:index-title-template text:style-name="Contents_20_Heading">Contenid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40">Contenido</text:p>
          </text:index-title>
          <text:p text:style-name="P37"><text:a xlink:type="simple" xlink:href="#__RefHeading___Toc2973_1454954875" text:style-name="Index_20_Link" text:visited-style-name="Index_20_Link"><text:span text:style-name="T268">Funciones para crear vectores de tipo </text:span></text:a><text:a xlink:type="simple" xlink:href="#__RefHeading___Toc2973_1454954875" text:style-name="Index_20_Link" text:visited-style-name="Index_20_Link"><text:span text:style-name="T269">crudo</text:span></text:a><text:a xlink:type="simple" xlink:href="#__RefHeading___Toc2973_1454954875" text:style-name="Index_20_Link" text:visited-style-name="Index_20_Link"><text:span text:style-name="T270"> o para verificar si un vector es de tipo </text:span></text:a><text:a xlink:type="simple" xlink:href="#__RefHeading___Toc2973_1454954875" text:style-name="Index_20_Link" text:visited-style-name="Index_20_Link"><text:span text:style-name="T269">crudo</text:span></text:a><text:a xlink:type="simple" xlink:href="#__RefHeading___Toc2973_1454954875" text:style-name="Index_20_Link" text:visited-style-name="Index_20_Link"><text:span text:style-name="T268"><text:tab/>1</text:span></text:a></text:p>
          <text:p text:style-name="P38"><text:a xlink:type="simple" xlink:href="#__RefHeading___Toc2975_1454954875" text:style-name="Index_20_Link" text:visited-style-name="Index_20_Link"><text:span text:style-name="T268">1. Descripción<text:tab/>1</text:span></text:a></text:p>
          <text:p text:style-name="P38"><text:a xlink:type="simple" xlink:href="#__RefHeading___Toc2977_1454954875" text:style-name="Index_20_Link" text:visited-style-name="Index_20_Link"><text:span text:style-name="T268">2. Forma de uso o sintaxis<text:tab/>1</text:span></text:a></text:p>
          <text:p text:style-name="P38"><text:a xlink:type="simple" xlink:href="#__RefHeading___Toc2981_1454954875" text:style-name="Index_20_Link" text:visited-style-name="Index_20_Link"><text:span text:style-name="T268">4. Detalles<text:tab/>2</text:span></text:a></text:p>
          <text:p text:style-name="P38"><text:a xlink:type="simple" xlink:href="#__RefHeading___Toc2983_1454954875" text:style-name="Index_20_Link" text:visited-style-name="Index_20_Link"><text:span text:style-name="T268">5. Formato binario y hexadecimal<text:tab/>2</text:span></text:a></text:p>
          <text:p text:style-name="P38"><text:a xlink:type="simple" xlink:href="#__RefHeading___Toc2985_1454954875" text:style-name="Index_20_Link" text:visited-style-name="Index_20_Link"><text:span text:style-name="T268">6. Valor devuelto<text:tab/>3</text:span></text:a></text:p>
          <text:p text:style-name="P38"><text:a xlink:type="simple" xlink:href="#__RefHeading___Toc2987_1454954875" text:style-name="Index_20_Link" text:visited-style-name="Index_20_Link"><text:span text:style-name="T268">7. También véase<text:tab/>4</text:span></text:a></text:p>
          <text:p text:style-name="P38"><text:a xlink:type="simple" xlink:href="#__RefHeading___Toc7303_360516831" text:style-name="Index_20_Link" text:visited-style-name="Index_20_Link"><text:span text:style-name="T268">8. Ejemplos<text:tab/>4</text:span></text:a></text:p>
          <text:p text:style-name="P38"><text:a xlink:type="simple" xlink:href="#__RefHeading___Toc7305_360516831" text:style-name="Index_20_Link" text:visited-style-name="Index_20_Link"><text:span text:style-name="T268">9. Código fuente<text:tab/>4</text:span></text:a></text:p>
          <text:p text:style-name="P39"><text:a xlink:type="simple" xlink:href="#__RefHeading___Toc7307_360516831" text:style-name="Index_20_Link" text:visited-style-name="Index_20_Link"><text:span text:style-name="T268">1. raw()<text:tab/>4</text:span></text:a></text:p>
          <text:p text:style-name="P39"><text:a xlink:type="simple" xlink:href="#__RefHeading___Toc7309_360516831" text:style-name="Index_20_Link" text:visited-style-name="Index_20_Link"><text:span text:style-name="T268">2. as.raw()<text:tab/>4</text:span></text:a></text:p>
          <text:p text:style-name="P39"><text:a xlink:type="simple" xlink:href="#__RefHeading___Toc7311_360516831" text:style-name="Index_20_Link" text:visited-style-name="Index_20_Link"><text:span text:style-name="T268">3. is.raw()<text:tab/>4</text:span></text:a></text:p>
          <text:p text:style-name="P38"><text:a xlink:type="simple" xlink:href="#__RefHeading___Toc7313_360516831" text:style-name="Index_20_Link" text:visited-style-name="Index_20_Link"><text:span text:style-name="T270">10. Sobre la traducción</text:span></text:a><text:a xlink:type="simple" xlink:href="#__RefHeading___Toc7313_360516831" text:style-name="Index_20_Link" text:visited-style-name="Index_20_Link"><text:span text:style-name="T268"><text:tab/>4</text:span></text:a></text:p>
        </text:index-body>
      </text:table-of-content>
      <text:h text:style-name="P30" text:outline-level="2"><text:bookmark-start text:name="__RefHeading___Toc2977_1454954875"/>2. Forma de uso o sintaxis<text:bookmark-end text:name="__RefHeading___Toc2977_1454954875"/></text:h>
      <text:p text:style-name="P6"><text:tab/><text:tab/>raw(length = 0)</text:p>
      <text:p text:style-name="P6"><text:tab/><text:tab/>as.raw(x)</text:p>
      <text:p text:style-name="P33"><text:tab/><text:tab/>is.raw(x)</text:p>
      <text:p text:style-name="P35">3. Argumentos</text:p>
      <text:p text:style-name="P23">Tabla 1. Argumentos de las funciones de creación de vectores crudos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Line105553140753664">
          <table:table-cell table:style-name="Table2.A1" office:value-type="string">
            <text:p text:style-name="P2">Argumento</text:p>
          </table:table-cell>
          <table:table-cell table:style-name="Table2.A1" office:value-type="string">
            <text:p text:style-name="P26">Valor esperado</text:p>
          </table:table-cell>
          <table:table-cell table:style-name="Table2.A1" office:value-type="string">
            <text:p text:style-name="P26">Descripción</text:p>
          </table:table-cell>
        </table:table-row>
        <table:table-row table:style-name="TableLine105553140416000">
          <table:table-cell table:style-name="Table2.A2" office:value-type="string">
            <text:p text:style-name="Table_20_Contents"><text:span text:style-name="Source_20_Text"><text:span text:style-name="T2">l</text:span></text:span><text:span text:style-name="Source_20_Text"><text:span text:style-name="T1">ength</text:span></text:span></text:p>
            <text:p text:style-name="P3"><text:span text:style-name="Source_20_Text"><text:span text:style-name="T5">extensión</text:span></text:span></text:p>
          </table:table-cell>
          <table:table-cell table:style-name="Table2.A2" office:value-type="string">
            <text:p text:style-name="P26">Un valor entero.</text:p>
          </table:table-cell>
          <table:table-cell table:style-name="Table2.A2" office:value-type="string">
            <text:p text:style-name="P27">Extensión deseada del vector, es decir, el número de elementos que almacenará. Cada elemento representa<text:span text:style-name="T335">rá a</text:span> un <text:span text:style-name="T20">byte.</text:span></text:p>
          </table:table-cell>
        </table:table-row>
        <table:table-row table:style-name="TableLine105553140413184">
          <table:table-cell table:style-name="Table2.A3" office:value-type="string">
            <text:p text:style-name="Table_20_Contents"><text:span text:style-name="Source_20_Text"><text:span text:style-name="T41">x</text:span></text:span></text:p>
            <text:p text:style-name="P4">objeto</text:p>
          </table:table-cell>
          <table:table-cell table:style-name="Table2.A3" office:value-type="string">
            <text:p text:style-name="P26">Un objeto.</text:p>
          </table:table-cell>
          <table:table-cell table:style-name="Table2.A3" office:value-type="string">
            <text:p text:style-name="P27">Un objeto <text:span text:style-name="T336">p</text:span>a<text:span text:style-name="T336">ra</text:span> ser constreñido como vector de tipo crudo.</text:p>
          </table:table-cell>
        </table:table-row>
      </table:table>
      <text:h text:style-name="P29" text:outline-level="2"><text:bookmark-start text:name="__RefHeading___Toc2981_1454954875"/><text:soft-page-break/>4. Detalles<text:bookmark-end text:name="__RefHeading___Toc2981_1454954875"/></text:h>
      <text:p text:style-name="P9"><text:span text:style-name="Source_20_Text"><text:span text:style-name="T256">El </text:span></text:span><text:span text:style-name="Source_20_Text"><text:span text:style-name="T291">tipo </text:span></text:span><text:span text:style-name="Source_20_Text"><text:span text:style-name="T292">de </text:span></text:span><text:span text:style-name="Source_20_Text"><text:span text:style-name="T290">almacenamiento</text:span></text:span><text:span text:style-name="Source_20_Text"><text:span text:style-name="T249"> </text:span></text:span><text:span text:style-name="Source_20_Text"><text:span text:style-name="T279">"raw"</text:span></text:span><text:span text:style-name="Source_20_Text"><text:span text:style-name="T249"> </text:span></text:span><text:span text:style-name="Source_20_Text"><text:span text:style-name="T182">consiste en </text:span></text:span><text:span text:style-name="Source_20_Text"><text:span text:style-name="T200">un</text:span></text:span><text:span text:style-name="Source_20_Text"><text:span text:style-name="T182"> </text:span></text:span><text:span text:style-name="Source_20_Text"><text:span text:style-name="T201">formato</text:span></text:span><text:span text:style-name="Source_20_Text"><text:span text:style-name="T198"> </text:span></text:span><text:span text:style-name="Source_20_Text"><text:span text:style-name="T201">específico </text:span></text:span><text:span text:style-name="Source_20_Text"><text:span text:style-name="T198">de </text:span></text:span><text:span text:style-name="Source_20_Text"><text:span text:style-name="T9">R</text:span></text:span><text:span text:style-name="Source_20_Text"><text:span text:style-name="T182"> </text:span></text:span><text:span text:style-name="Source_20_Text"><text:span text:style-name="T199">para </text:span></text:span><text:span text:style-name="Source_20_Text"><text:span text:style-name="T202">contener</text:span></text:span><text:span text:style-name="Source_20_Text"><text:span text:style-name="T199"> </text:span></text:span><text:span text:style-name="Source_20_Text"><text:span text:style-name="T246">bytes</text:span></text:span><text:span text:style-name="Source_20_Text"><text:span text:style-name="T207"> </text:span></text:span><text:span text:style-name="Source_20_Text"><text:span text:style-name="T238">binarios</text:span></text:span><text:span text:style-name="Source_20_Text"><text:span text:style-name="T218">, </text:span></text:span><text:span text:style-name="Source_20_Text"><text:span text:style-name="T226">es decir, </text:span></text:span><text:span text:style-name="Source_20_Text"><text:span text:style-name="T244">bytes</text:span></text:span><text:span text:style-name="Source_20_Text"><text:span text:style-name="T226"> </text:span></text:span><text:span text:style-name="Source_20_Text"><text:span text:style-name="T238">crudos</text:span></text:span><text:span text:style-name="Source_20_Text"><text:span text:style-name="T226"> o </text:span></text:span><text:span text:style-name="Source_20_Text"><text:span text:style-name="T208">sin </text:span></text:span><text:span text:style-name="Source_20_Text"><text:span text:style-name="T235">codificar</text:span></text:span><text:span text:style-name="Source_20_Text"><text:span text:style-name="T237">,</text:span></text:span><text:span text:style-name="Source_20_Text"><text:span text:style-name="T232"> dentro de vectores del mismo tipo. E</text:span></text:span><text:span text:style-name="Source_20_Text"><text:span text:style-name="T234">n</text:span></text:span><text:span text:style-name="Source_20_Text"><text:span text:style-name="T232"> este formato, </text:span></text:span><text:span text:style-name="Source_20_Text"><text:span text:style-name="T233">cada </text:span></text:span><text:span text:style-name="Source_20_Text"><text:span text:style-name="T247">byte</text:span></text:span><text:span text:style-name="Source_20_Text"><text:span text:style-name="T233"> almacenado</text:span></text:span><text:span text:style-name="Source_20_Text"><text:span text:style-name="T232"> </text:span></text:span><text:span text:style-name="Source_20_Text"><text:span text:style-name="T239">es</text:span></text:span><text:span text:style-name="Source_20_Text"><text:span text:style-name="T217"> representado </text:span></text:span><text:span text:style-name="Source_20_Text"><text:span text:style-name="T218">como</text:span></text:span><text:span text:style-name="Source_20_Text"><text:span text:style-name="T199"> un par de </text:span></text:span><text:span text:style-name="Source_20_Text"><text:span text:style-name="T182">números </text:span></text:span><text:span text:style-name="Source_20_Text"><text:span text:style-name="T203">en </text:span></text:span><text:a xlink:type="simple" xlink:href="https://es.wikipedia.org/wiki/Sistema_hexadecimal" text:style-name="Internet_20_link" text:visited-style-name="Visited_20_Internet_20_Link"><text:span text:style-name="Source_20_Text"><text:span text:style-name="T203">notación</text:span></text:span></text:a><text:a xlink:type="simple" xlink:href="https://es.wikipedia.org/wiki/Sistema_hexadecimal" text:style-name="Internet_20_link" text:visited-style-name="Visited_20_Internet_20_Link"><text:span text:style-name="Source_20_Text"><text:span text:style-name="T204"> </text:span></text:span></text:a><text:a xlink:type="simple" xlink:href="https://es.wikipedia.org/wiki/Sistema_hexadecimal" text:style-name="Internet_20_link" text:visited-style-name="Visited_20_Internet_20_Link"><text:span text:style-name="Source_20_Text"><text:span text:style-name="T205">hexadecimal</text:span></text:span></text:a><text:span text:style-name="Source_20_Text"><text:span text:style-name="T209">. </text:span></text:span><text:span text:style-name="Source_20_Text"><text:span text:style-name="T210">Los elementos </text:span></text:span><text:span text:style-name="Source_20_Text"><text:span text:style-name="T211">de</text:span></text:span><text:span text:style-name="Source_20_Text"><text:span text:style-name="T227"> un</text:span></text:span><text:span text:style-name="Source_20_Text"><text:span text:style-name="T210"> vector crudo </text:span></text:span><text:span text:style-name="Source_20_Text"><text:span text:style-name="T228">consist</text:span></text:span><text:span text:style-name="Source_20_Text"><text:span text:style-name="T229">irán, entonces,</text:span></text:span><text:span text:style-name="Source_20_Text"><text:span text:style-name="T228"> en</text:span></text:span><text:span text:style-name="Source_20_Text"><text:span text:style-name="T210"> pares de dígitos hexadecimales. </text:span></text:span><text:span text:style-name="Source_20_Text"><text:span text:style-name="T235">De esta manera</text:span></text:span><text:span text:style-name="Source_20_Text"><text:span text:style-name="T234">, </text:span></text:span><text:span text:style-name="Source_20_Text"><text:span text:style-name="T210">un dígito</text:span></text:span><text:span text:style-name="Source_20_Text"><text:span text:style-name="T219"> </text:span></text:span><text:span text:style-name="Source_20_Text"><text:span text:style-name="T220">individual</text:span></text:span><text:span text:style-name="Source_20_Text"><text:span text:style-name="T219"> representa</text:span></text:span><text:span text:style-name="Source_20_Text"><text:span text:style-name="T221">rá</text:span></text:span><text:span text:style-name="Source_20_Text"><text:span text:style-name="T210"> </text:span></text:span><text:span text:style-name="Source_20_Text"><text:span text:style-name="T219">medio </text:span></text:span><text:span text:style-name="Source_20_Text"><text:span text:style-name="T231">octeto</text:span></text:span><text:span text:style-name="Source_20_Text"><text:span text:style-name="T219">, y c</text:span></text:span><text:span text:style-name="Source_20_Text"><text:span text:style-name="T222">ada par </text:span></text:span><text:span text:style-name="Source_20_Text"><text:span text:style-name="T219">de dígitos </text:span></text:span><text:span text:style-name="Source_20_Text"><text:span text:style-name="T222">representa</text:span></text:span><text:span text:style-name="Source_20_Text"><text:span text:style-name="T221">rá</text:span></text:span><text:span text:style-name="Source_20_Text"><text:span text:style-name="T219"> un </text:span></text:span><text:span text:style-name="Source_20_Text"><text:span text:style-name="T231">octeto</text:span></text:span><text:span text:style-name="Source_20_Text"><text:span text:style-name="T222"> </text:span></text:span><text:span text:style-name="Source_20_Text"><text:span text:style-name="T219">completo.</text:span></text:span><text:span text:style-name="Source_20_Text"><text:span text:style-name="T210"> </text:span></text:span><text:span text:style-name="Source_20_Text"><text:span text:style-name="T214">Para una breve explicación </text:span></text:span><text:span text:style-name="Source_20_Text"><text:span text:style-name="T230">sobre</text:span></text:span><text:span text:style-name="Source_20_Text"><text:span text:style-name="T214"> la relación entre datos crudos y hexadecimales v</text:span></text:span><text:span text:style-name="Source_20_Text"><text:span text:style-name="T212">éase </text:span></text:span><text:span text:style-name="Source_20_Text"><text:span text:style-name="T214">primero</text:span></text:span><text:span text:style-name="Source_20_Text"><text:span text:style-name="T212"> la sección </text:span></text:span><text:span text:style-name="Source_20_Text"><text:span text:style-name="T243">Formato binario y hexadecimal</text:span></text:span><text:span text:style-name="Source_20_Text"><text:span text:style-name="T212">, </text:span></text:span><text:span text:style-name="Source_20_Text"><text:span text:style-name="T214">en esta página de ayuda</text:span></text:span><text:span text:style-name="Source_20_Text"><text:span text:style-name="T213">. </text:span></text:span><text:span text:style-name="Source_20_Text"><text:span text:style-name="T223">Los </text:span></text:span><text:span text:style-name="Source_20_Text"><text:span text:style-name="T232">vectores</text:span></text:span><text:span text:style-name="Source_20_Text"><text:span text:style-name="T223"> crudos son un </text:span></text:span><text:span text:style-name="Source_20_Text"><text:span text:style-name="T293">tipo de vector</text:span></text:span><text:span text:style-name="Source_20_Text"><text:span text:style-name="T225"> atómico o elemental</text:span></text:span><text:span text:style-name="Source_20_Text"><text:span text:style-name="T223"> </text:span></text:span><text:span text:style-name="Source_20_Text"><text:span text:style-name="T236">de</text:span></text:span><text:span text:style-name="Source_20_Text"><text:span text:style-name="T224"> </text:span></text:span><text:span text:style-name="Source_20_Text"><text:span text:style-name="T10">R</text:span></text:span><text:span text:style-name="Source_20_Text"><text:span text:style-name="T223"> </text:span></text:span><text:span text:style-name="Source_20_Text"><text:span text:style-name="T327">y, </text:span></text:span><text:span text:style-name="Source_20_Text"><text:span text:style-name="T329">también</text:span></text:span><text:span text:style-name="Source_20_Text"><text:span text:style-name="T328">,</text:span></text:span><text:span text:style-name="Source_20_Text"><text:span text:style-name="T327"> son un </text:span></text:span><text:span text:style-name="Source_20_Text"><text:span text:style-name="T294">tipo de objeto</text:span></text:span><text:span text:style-name="Source_20_Text"><text:span text:style-name="T330"> </text:span></text:span><text:span text:style-name="Source_20_Text"><text:span text:style-name="T331">básico del lenguaje</text:span></text:span><text:span text:style-name="Source_20_Text"><text:span text:style-name="T332">.</text:span></text:span></text:p>
      <text:p text:style-name="P16"><text:span text:style-name="T116">La extracción o reemplazo de</text:span><text:span text:style-name="T51"> </text:span><text:span text:style-name="T117">elementos individuales de un vector crudo </text:span><text:span text:style-name="T116">será posible mediante indización simple.</text:span><text:span text:style-name="T118"> </text:span><text:span text:style-name="T119">S</text:span><text:span text:style-name="T117">in embargo, la operación de remplazo </text:span><text:span text:style-name="T116">o asignación </text:span><text:span text:style-name="T117">de valores </text:span><text:span text:style-name="T51">solo </text:span><text:span text:style-name="T116">podrá realizarse con</text:span><text:span text:style-name="T117"> valores </text:span><text:span text:style-name="T116">de entrada que</text:span><text:span text:style-name="T117"> sean de tipo crudo o </text:span><text:span text:style-name="T120">que hayan sido</text:span><text:span text:style-name="T117"> constreñidos a este tipo</text:span><text:span text:style-name="T51">. </text:span><text:span text:style-name="T116">Por ejemplo, con elementos que provengan de otros vectores de tipo crudo.</text:span><text:span text:style-name="T51"> </text:span><text:span text:style-name="T121">Para los vectores crudos, l</text:span><text:span text:style-name="T51">os </text:span><text:span text:style-name="T281">operadores relacionales</text:span><text:span text:style-name="T51"> funciona</text:span><text:span text:style-name="T120">rán </text:span><text:span text:style-name="T122">con el mismo método que </text:span><text:span text:style-name="T121">los </text:span><text:span text:style-name="T284">operadores lógicos</text:span><text:span text:style-name="T51">, </text:span><text:span text:style-name="T122">que consiste en</text:span><text:span text:style-name="T51"> </text:span><text:span text:style-name="T122">interpretar la</text:span><text:span text:style-name="T118"> </text:span><text:span text:style-name="T145">operació</text:span><text:span text:style-name="T146">n</text:span><text:span text:style-name="T118"> </text:span><text:span text:style-name="T148">bit</text:span><text:span text:style-name="T145"> a </text:span><text:span text:style-name="T148">bit</text:span><text:span text:style-name="T51">. </text:span><text:span text:style-name="T119">Para mayor información, véase la página de ayuda del tema </text:span><text:span text:style-name="T285">Comparaciones</text:span><text:span text:style-name="T119">, </text:span><text:span text:style-name="T123">que</text:span><text:span text:style-name="T119"> detalla cómo los operadores relacionales </text:span><text:span text:style-name="T123">interpretarán</text:span><text:span text:style-name="T119"> el orden numérico de la </text:span><text:span text:style-name="T122">representación de </text:span><text:span text:style-name="T147">bytes</text:span><text:span text:style-name="T176">.</text:span></text:p>
      <text:p text:style-name="P15"><text:span text:style-name="T106">L</text:span><text:span text:style-name="T107">os elementos de un vector crudo serán, </text:span><text:span text:style-name="T108">entonces,</text:span><text:span text:style-name="T107"> </text:span><text:span text:style-name="T109">par</text:span><text:span text:style-name="T107">es</text:span><text:span text:style-name="T109"> de dígitos hexadecimales </text:span><text:span text:style-name="T108">que representan, </text:span><text:span text:style-name="T110">a su vez,</text:span><text:span text:style-name="T108"> bytes individuales</text:span><text:span text:style-name="T109">. </text:span><text:span text:style-name="T111">El despliegue en pantalla de </text:span><text:span text:style-name="T106">los vectores crudos mostrará a cada byte separado uno del otro, en caso de que el vector </text:span><text:span text:style-name="T112">con</text:span><text:span text:style-name="T106">tenga </text:span><text:span text:style-name="T113">más de un elemento.</text:span><text:span text:style-name="T111"> </text:span><text:span text:style-name="T114">U</text:span><text:span text:style-name="T51">tilice </text:span><text:span text:style-name="T114">la función</text:span><text:span text:style-name="T51"> </text:span><text:span text:style-name="T296">rawToChar</text:span><text:span text:style-name="T24">()</text:span><text:span text:style-name="T51"> </text:span><text:span text:style-name="T114">s</text:span><text:span text:style-name="T51">i desea ver la representación de caracteres de </text:span><text:span text:style-name="T114">cada</text:span><text:span text:style-name="T51"> </text:span><text:span text:style-name="T144">byte</text:span><text:span text:style-name="T114">. En caso de que los códigos hexadecimales correspondan a caracteres no imprimibles se desplegarán también </text:span><text:span text:style-name="T115">las</text:span><text:span text:style-name="T114"> secuencias de escape.</text:span></text:p>
      <text:p text:style-name="P11"><text:span text:style-name="T308">La coerción a</text:span><text:span text:style-name="T309">l tipo crudo</text:span><text:span text:style-name="T308"> trata</text:span><text:span text:style-name="T309">rá a</text:span><text:span text:style-name="T308"> los valores de entrada como si representaran números </text:span><text:span text:style-name="T309">naturales</text:span><text:span text:style-name="T308"> (</text:span><text:span text:style-name="T311">en notación </text:span><text:span text:style-name="T308">decimal) </text:span><text:span text:style-name="T309">menores a 256</text:span><text:span text:style-name="T308">, por lo que </text:span><text:span text:style-name="T309">el valor de</text:span><text:span text:style-name="T308"> entrada se conv</text:span><text:span text:style-name="T309">ertirá</text:span><text:span text:style-name="T308"> primero en un número entero. </text:span><text:span text:style-name="T309">Si los </text:span><text:span text:style-name="T308">valores </text:span><text:span text:style-name="T309">de entrada</text:span><text:span text:style-name="T308"> están fuera del rango </text:span><text:span text:style-name="T309">inclusivo entre</text:span><text:span text:style-name="T308"> 0 </text:span><text:span text:style-name="T309">y</text:span><text:span text:style-name="T308"> 255, o son </text:span><text:span text:style-name="T309">valores no disponibles</text:span><text:span text:style-name="T308"> </text:span><text:span text:style-name="T309">(</text:span><text:span text:style-name="T42">NA</text:span><text:span text:style-name="T309">), su valor </text:span><text:span text:style-name="T308">se establece</text:span><text:span text:style-name="T309">rá como</text:span><text:span text:style-name="T308"> 0, </text:span><text:span text:style-name="T309">conocido como el </text:span><text:span text:style-name="T310">byte</text:span><text:span text:style-name="T309"> nulo.</text:span> </text:p>
      <text:p text:style-name="Text_20_body"><text:span text:style-name="Source_20_Text"><text:span text:style-name="T72">Las funciones </text:span></text:span><text:span text:style-name="Source_20_Text"><text:span text:style-name="T23">as.raw</text:span></text:span><text:span text:style-name="Source_20_Text"><text:span text:style-name="T29">()</text:span></text:span><text:span text:style-name="T50"> </text:span><text:span text:style-name="T72">e</text:span><text:span text:style-name="T50"> </text:span><text:span text:style-name="Source_20_Text"><text:span text:style-name="T23">is.raw</text:span></text:span><text:span text:style-name="Source_20_Text"><text:span text:style-name="T29">()</text:span></text:span><text:span text:style-name="T50"> </text:span><text:span text:style-name="T72">son</text:span><text:span text:style-name="T50"> </text:span><text:span text:style-name="T72">funciones </text:span><text:span text:style-name="T282">primitivas</text:span><text:span text:style-name="T72">, </text:span><text:span text:style-name="T73">por lo que </text:span><text:span text:style-name="T74">su </text:span><text:span text:style-name="T77">código fuente</text:span><text:span text:style-name="T74"> y especificación formal es ligeramente diferente al resto de funciones de </text:span><text:span text:style-name="T7">R</text:span><text:span text:style-name="T74">.</text:span></text:p>
      <text:h text:style-name="Heading_20_2" text:outline-level="2"><text:bookmark-start text:name="__RefHeading___Toc2985_1454954875"/><text:span text:style-name="T14">5</text:span><text:span text:style-name="T11">. </text:span><text:span text:style-name="T12">Valor devuelto</text:span><text:bookmark-end text:name="__RefHeading___Toc2985_1454954875"/></text:h>
      <text:p text:style-name="P13"><text:span text:style-name="T74">La función </text:span><text:span text:style-name="T35">r</text:span><text:span text:style-name="T33">aw</text:span><text:span text:style-name="T35">()</text:span><text:span text:style-name="T89"> </text:span><text:span text:style-name="T99">devolverá</text:span><text:span text:style-name="T89"> un vector </text:span><text:span text:style-name="T90">crudo</text:span><text:span text:style-name="T89"> </text:span><text:span text:style-name="T99">con el</text:span><text:span text:style-name="T100"> número de elementos </text:span><text:span text:style-name="T89">especificad</text:span><text:span text:style-name="T100">o </text:span><text:span text:style-name="T101">en</text:span><text:span text:style-name="T99"> el argumento de extensión </text:span><text:span text:style-name="T36">length</text:span><text:span text:style-name="T100">. </text:span><text:span text:style-name="T102">Al momento de su creación, cada elemento del vector será igual a cero </text:span><text:span text:style-name="T101">(</text:span><text:span text:style-name="T37">00</text:span><text:span text:style-name="T101">)</text:span><text:span text:style-name="T102">. </text:span><text:span text:style-name="T99">Luego, l</text:span><text:span text:style-name="T102">os vectores crudos </text:span><text:span text:style-name="T103">podrán ser</text:span><text:span text:style-name="T102"> usados para almacenar secuencias de bytes </text:span><text:span text:style-name="T126">con un número de dígitos</text:span><text:span text:style-name="T102"> fij</text:span><text:span text:style-name="T126">o</text:span><text:span text:style-name="T102">. </text:span><text:span text:style-name="T99">Es</text:span><text:span text:style-name="T104">to</text:span><text:span text:style-name="T99"> </text:span><text:span text:style-name="T104">es</text:span><text:span text:style-name="T99">, </text:span><text:span text:style-name="T143">bytes</text:span><text:span text:style-name="T99"> cuyo número de dígitos </text:span><text:span text:style-name="T127">tendrá siempre dos valores hexadecimales</text:span><text:span text:style-name="T99">. Para más información, véase la sección </text:span><text:span text:style-name="T143">Formato binario y hexadecimal.</text:span></text:p>
      <text:p text:style-name="P42"><text:span text:style-name="T366">La función </text:span><text:span text:style-name="T33">as.raw</text:span><text:span text:style-name="T34">()</text:span><text:span text:style-name="T89"> intenta</text:span><text:span text:style-name="T90">rá</text:span><text:span text:style-name="T89"> constreñir </text:span><text:span text:style-name="T129">al</text:span><text:span text:style-name="T91"> objeto del argumento </text:span><text:span text:style-name="T34">x</text:span><text:span text:style-name="T89"> para convertirlo </text:span><text:span text:style-name="T130">al</text:span><text:span text:style-name="T89"> tipo crudo </text:span><text:span text:style-name="T92">y devolverlo como un vector de este tipo</text:span><text:span text:style-name="T89">.</text:span><text:span text:style-name="T93"> </text:span><text:span text:style-name="T94">L</text:span><text:span text:style-name="T93">os valores originales </text:span><text:span text:style-name="T94">que estén</text:span><text:span text:style-name="T93"> fuera de</text:span><text:span text:style-name="T94">l</text:span><text:span text:style-name="T93"> rango </text:span><text:span text:style-name="T94">válido de </text:span><text:soft-page-break/><text:span text:style-name="T94">conversión (</text:span><text:span text:style-name="T95">de </text:span><text:span text:style-name="T94">0 </text:span><text:span text:style-name="T95">a </text:span><text:span text:style-name="T94">255, véase la sección </text:span><text:span text:style-name="T142">Detalles</text:span><text:span text:style-name="T94">) serán </text:span><text:span text:style-name="T95">transformados a 0 en</text:span><text:span text:style-name="T96"> el orden de los elementos</text:span><text:span text:style-name="T93">. </text:span><text:span text:style-name="T97">E</text:span><text:span text:style-name="T98">n cualquier </text:span><text:span text:style-name="T82">otro caso se considerará que el constreñimiento </text:span><text:span text:style-name="T131">fue</text:span><text:span text:style-name="T82"> exitoso.</text:span></text:p>
      <text:p text:style-name="P8"><text:span text:style-name="T366">La función </text:span><text:span text:style-name="T23">is.raw</text:span><text:span text:style-name="T30">()</text:span><text:span text:style-name="T50"> dev</text:span><text:span text:style-name="T82">olverá</text:span><text:span text:style-name="T50"> </text:span><text:span text:style-name="T83">el valor lógico verdadero (</text:span><text:span text:style-name="T32">TRUE</text:span><text:span text:style-name="T83">)</text:span><text:span text:style-name="T50"> si y solo si </text:span><text:span text:style-name="T84">la prueba lógica</text:span><text:span text:style-name="T50"> </text:span><text:span text:style-name="Source_20_Text"><text:span text:style-name="T23">typeof(x) == "raw"</text:span></text:span><text:span text:style-name="Source_20_Text"><text:span text:style-name="T50"> </text:span></text:span><text:span text:style-name="Source_20_Text"><text:span text:style-name="T132">es cierta</text:span></text:span><text:span text:style-name="Source_20_Text"><text:span text:style-name="T50">, </text:span></text:span><text:span text:style-name="Source_20_Text"><text:span text:style-name="T83">lo que significa que este </text:span></text:span><text:span text:style-name="Source_20_Text"><text:span text:style-name="T88">es</text:span></text:span><text:span text:style-name="Source_20_Text"><text:span text:style-name="T83"> </text:span></text:span><text:span text:style-name="Source_20_Text"><text:span text:style-name="T87">uno de los</text:span></text:span><text:span text:style-name="Source_20_Text"><text:span text:style-name="T83"> </text:span></text:span><text:span text:style-name="Source_20_Text"><text:span text:style-name="T288">tipos</text:span></text:span><text:span text:style-name="Source_20_Text"><text:span text:style-name="T287"> de almacenamiento</text:span></text:span><text:span text:style-name="Source_20_Text"><text:span text:style-name="T87"> básico en </text:span></text:span><text:span text:style-name="Source_20_Text"><text:span text:style-name="T8">R</text:span></text:span><text:span text:style-name="Source_20_Text"><text:span text:style-name="T312"> </text:span></text:span><text:span text:style-name="Source_20_Text"><text:span text:style-name="T313">y que no </text:span></text:span><text:span text:style-name="Source_20_Text"><text:span text:style-name="T316">habrá</text:span></text:span><text:span text:style-name="Source_20_Text"><text:span text:style-name="T313"> otras clases de objetos </text:span></text:span><text:span text:style-name="Source_20_Text"><text:span text:style-name="T314">definidas como tipo crudo diferente a </text:span></text:span><text:span text:style-name="Source_20_Text"><text:span text:style-name="T315">los vectores de tipo crudo.</text:span></text:span></text:p>
      <text:h text:style-name="P31" text:outline-level="2"><text:span text:style-name="T362">6</text:span><text:span text:style-name="T307">. </text:span>Formato binario y hexadecimal</text:h>
      <text:p text:style-name="P21"><text:span text:style-name="Source_20_Text"><text:span text:style-name="T58">E</text:span></text:span><text:span text:style-name="Source_20_Text"><text:span text:style-name="T152">n computación, </text:span></text:span><text:span text:style-name="Source_20_Text"><text:span text:style-name="T153">l</text:span></text:span><text:span text:style-name="Source_20_Text"><text:span text:style-name="T55">os valores </text:span></text:span><text:span text:style-name="Source_20_Text"><text:span text:style-name="T59">crudos</text:span></text:span><text:span text:style-name="Source_20_Text"><text:span text:style-name="T152"> </text:span></text:span><text:span text:style-name="Source_20_Text"><text:span text:style-name="T154">se refieren a</text:span></text:span><text:span text:style-name="Source_20_Text"><text:span text:style-name="T155"> </text:span></text:span><text:span text:style-name="Source_20_Text"><text:span text:style-name="T156">datos almacenados</text:span></text:span><text:span text:style-name="Source_20_Text"><text:span text:style-name="T60"> en formato binario</text:span></text:span><text:span text:style-name="Source_20_Text"><text:span text:style-name="T67">, es decir, sin </text:span></text:span><text:span text:style-name="Source_20_Text"><text:span text:style-name="T165">codificar</text:span></text:span><text:span text:style-name="Source_20_Text"><text:span text:style-name="T67"> o, </text:span></text:span><text:span text:style-name="Source_20_Text"><text:span text:style-name="T69">figurativamente,</text:span></text:span><text:span text:style-name="Source_20_Text"><text:span text:style-name="T67"> “sin formato”.</text:span></text:span><text:span text:style-name="Source_20_Text"><text:span text:style-name="T61"> El formato binario es</text:span></text:span><text:span text:style-name="Source_20_Text"><text:span text:style-name="T60"> </text:span></text:span><text:span text:style-name="Source_20_Text"><text:span text:style-name="T69">el </text:span></text:span><text:span text:style-name="Source_20_Text"><text:span text:style-name="T159">estado</text:span></text:span><text:span text:style-name="Source_20_Text"><text:span text:style-name="T157"> </text:span></text:span><text:span text:style-name="Source_20_Text"><text:span text:style-name="T58">de almacenamiento </text:span></text:span><text:span text:style-name="Source_20_Text"><text:span text:style-name="T155">fundamental</text:span></text:span><text:span text:style-name="Source_20_Text"><text:span text:style-name="T58"> </text:span></text:span><text:span text:style-name="Source_20_Text"><text:span text:style-name="T67">de la </text:span></text:span><text:span text:style-name="Source_20_Text"><text:span text:style-name="T159">información digital</text:span></text:span><text:span text:style-name="Source_20_Text"><text:span text:style-name="T157"> </text:span></text:span><text:span text:style-name="Source_20_Text"><text:span text:style-name="T158">y está basad</text:span></text:span><text:span text:style-name="Source_20_Text"><text:span text:style-name="T159">o</text:span></text:span><text:span text:style-name="Source_20_Text"><text:span text:style-name="T158"> en la </text:span></text:span><text:span text:style-name="Source_20_Text"><text:span text:style-name="T155">notación </text:span></text:span><text:span text:style-name="Source_20_Text"><text:span text:style-name="T160">del sistema de numeración</text:span></text:span><text:span text:style-name="Source_20_Text"><text:span text:style-name="T155"> binari</text:span></text:span><text:span text:style-name="Source_20_Text"><text:span text:style-name="T160">o</text:span></text:span><text:span text:style-name="Source_20_Text"><text:span text:style-name="T155">. </text:span></text:span><text:span text:style-name="Source_20_Text"><text:span text:style-name="T158">Un número </text:span></text:span><text:span text:style-name="Source_20_Text"><text:span text:style-name="T156">binario</text:span></text:span><text:span text:style-name="Source_20_Text"><text:span text:style-name="T158"> está</text:span></text:span><text:span text:style-name="Source_20_Text"><text:span text:style-name="T62"> compuesto por</text:span></text:span><text:span text:style-name="Source_20_Text"><text:span text:style-name="T59"> dígito</text:span></text:span><text:span text:style-name="Source_20_Text"><text:span text:style-name="T62">s que</text:span></text:span><text:span text:style-name="Source_20_Text"><text:span text:style-name="T59"> sólo puede</text:span></text:span><text:span text:style-name="Source_20_Text"><text:span text:style-name="T62">n</text:span></text:span><text:span text:style-name="Source_20_Text"><text:span text:style-name="T63"> adoptar </text:span></text:span><text:span text:style-name="Source_20_Text"><text:span text:style-name="T62">dos valores </text:span></text:span><text:span text:style-name="Source_20_Text"><text:span text:style-name="T71">alternativos</text:span></text:span><text:span text:style-name="Source_20_Text"><text:span text:style-name="T62">:</text:span></text:span><text:span text:style-name="Source_20_Text"><text:span text:style-name="T63"> el cero (0) o </text:span></text:span><text:span text:style-name="Source_20_Text"><text:span text:style-name="T59">el </text:span></text:span><text:span text:style-name="Source_20_Text"><text:span text:style-name="T63">uno (1). </text:span></text:span><text:span text:style-name="Source_20_Text"><text:span text:style-name="T64">Aunque un número en notación binaria puede tener </text:span></text:span><text:span text:style-name="Source_20_Text"><text:span text:style-name="T158">un número indefinido </text:span></text:span><text:span text:style-name="Source_20_Text"><text:span text:style-name="T64">de dígitos, en </text:span></text:span><text:span text:style-name="Source_20_Text"><text:span text:style-name="T158">el</text:span></text:span><text:span text:style-name="Source_20_Text"><text:span text:style-name="T62"> formato de almacenamiento </text:span></text:span><text:span text:style-name="Source_20_Text"><text:span text:style-name="T125">de datos</text:span></text:span><text:span text:style-name="Source_20_Text"><text:span text:style-name="T62"> </text:span></text:span><text:span text:style-name="Source_20_Text"><text:span text:style-name="T64">binario el</text:span></text:span><text:span text:style-name="Source_20_Text"><text:span text:style-name="T62"> número </text:span></text:span><text:span text:style-name="Source_20_Text"><text:span text:style-name="T64">máximo</text:span></text:span><text:span text:style-name="Source_20_Text"><text:span text:style-name="T62"> de dígitos </text:span></text:span><text:span text:style-name="Source_20_Text"><text:span text:style-name="T161">para cada</text:span></text:span><text:span text:style-name="Source_20_Text"><text:span text:style-name="T70"> número </text:span></text:span><text:span text:style-name="Source_20_Text"><text:span text:style-name="T124">suele fijarse en</text:span></text:span><text:span text:style-name="Source_20_Text"><text:span text:style-name="T64"> ocho. A este rango de valores </text:span></text:span><text:span text:style-name="Source_20_Text"><text:span text:style-name="T65">de ocho dígitos</text:span></text:span><text:span text:style-name="Source_20_Text"><text:span text:style-name="T64"> </text:span></text:span><text:span text:style-name="Source_20_Text"><text:span text:style-name="T68">binarios </text:span></text:span><text:span text:style-name="Source_20_Text"><text:span text:style-name="T64">se </text:span></text:span><text:span text:style-name="Source_20_Text"><text:span text:style-name="T70">le </text:span></text:span><text:span text:style-name="Source_20_Text"><text:span text:style-name="T66">denomina</text:span></text:span><text:span text:style-name="Source_20_Text"><text:span text:style-name="T64"> </text:span></text:span><text:span text:style-name="Source_20_Text"><text:span text:style-name="T137">byte</text:span></text:span><text:span text:style-name="Source_20_Text"><text:span text:style-name="T64"> u octeto.</text:span></text:span></text:p>
      <text:p text:style-name="P10"><text:span text:style-name="Source_20_Text"><text:span text:style-name="T187">Por consiguiente,</text:span></text:span><text:span text:style-name="Source_20_Text"><text:span text:style-name="T252"> un </text:span></text:span><text:span text:style-name="Source_20_Text"><text:span text:style-name="T241">byte</text:span></text:span><text:span text:style-name="Source_20_Text"><text:span text:style-name="T252"> </text:span></text:span><text:span text:style-name="Source_20_Text"><text:span text:style-name="T262">de ocho dígitos </text:span></text:span><text:span text:style-name="Source_20_Text"><text:span text:style-name="T195">podrá</text:span></text:span><text:span text:style-name="Source_20_Text"><text:span text:style-name="T252"> adoptar </text:span></text:span><text:span text:style-name="Source_20_Text"><text:span text:style-name="T254">solamente </text:span></text:span><text:span text:style-name="Source_20_Text"><text:span text:style-name="T252">256 valores diferentes, resultado del número de combinaciones únicas </text:span></text:span><text:span text:style-name="Source_20_Text"><text:span text:style-name="T253">de ceros y unos</text:span></text:span><text:span text:style-name="Source_20_Text"><text:span text:style-name="T252"> que </text:span></text:span><text:span text:style-name="Source_20_Text"><text:span text:style-name="T195">hay en ocho posiciones</text:span></text:span><text:span text:style-name="Source_20_Text"><text:span text:style-name="T252"> (2</text:span></text:span><text:span text:style-name="Source_20_Text"><text:span text:style-name="T297">8</text:span></text:span><text:span text:style-name="Source_20_Text"><text:span text:style-name="T299"> = 256). </text:span></text:span><text:span text:style-name="Source_20_Text"><text:span text:style-name="T304">L</text:span></text:span><text:span text:style-name="Source_20_Text"><text:span text:style-name="T301">eído</text:span></text:span><text:span text:style-name="Source_20_Text"><text:span text:style-name="T299"> en notación decimal, </text:span></text:span><text:span text:style-name="Source_20_Text"><text:span text:style-name="T302">el rango de valores </text:span></text:span><text:span text:style-name="Source_20_Text"><text:span text:style-name="T303">de un </text:span></text:span><text:span text:style-name="Source_20_Text"><text:span text:style-name="T300">byte</text:span></text:span><text:span text:style-name="Source_20_Text"><text:span text:style-name="T302"> </text:span></text:span><text:span text:style-name="Source_20_Text"><text:span text:style-name="T303">va</text:span></text:span><text:span text:style-name="Source_20_Text"><text:span text:style-name="T252"> de 0 a 255. </text:span></text:span><text:span text:style-name="Source_20_Text"><text:span text:style-name="T255">Debido a que la representación en notación binaria de los </text:span></text:span><text:span text:style-name="Source_20_Text"><text:span text:style-name="T240">bytes</text:span></text:span><text:span text:style-name="Source_20_Text"><text:span text:style-name="T255"> es </text:span></text:span><text:span text:style-name="Source_20_Text"><text:span text:style-name="T259">algo </text:span></text:span><text:span text:style-name="Source_20_Text"><text:span text:style-name="T255">difícil de interpretar para </text:span></text:span><text:span text:style-name="Source_20_Text"><text:span text:style-name="T192">cualquier</text:span></text:span><text:span text:style-name="Source_20_Text"><text:span text:style-name="T188"> persona</text:span></text:span><text:span text:style-name="Source_20_Text"><text:span text:style-name="T255">, </text:span></text:span><text:span text:style-name="Source_20_Text"><text:span text:style-name="T190">los datos crudos </text:span></text:span><text:span text:style-name="Source_20_Text"><text:span text:style-name="T191">suelen </text:span></text:span><text:span text:style-name="Source_20_Text"><text:span text:style-name="T184">desplega</text:span></text:span><text:span text:style-name="Source_20_Text"><text:span text:style-name="T191">rse</text:span></text:span><text:span text:style-name="Source_20_Text"><text:span text:style-name="T184"> en pantalla con la </text:span></text:span><text:span text:style-name="Source_20_Text"><text:span text:style-name="T289">notación hexadecimal</text:span></text:span><text:span text:style-name="Source_20_Text"><text:span text:style-name="T184">, la cual requiere </text:span></text:span><text:span text:style-name="Source_20_Text"><text:span text:style-name="T189">de</text:span></text:span><text:span text:style-name="Source_20_Text"><text:span text:style-name="T184"> sólo dos dígitos para representar </text:span></text:span><text:span text:style-name="Source_20_Text"><text:span text:style-name="T195">el valor de</text:span></text:span><text:span text:style-name="Source_20_Text"><text:span text:style-name="T191"> </text:span></text:span><text:span text:style-name="Source_20_Text"><text:span text:style-name="T184">un </text:span></text:span><text:span text:style-name="Source_20_Text"><text:span text:style-name="T245">byte</text:span></text:span><text:span text:style-name="Source_20_Text"><text:span text:style-name="T184"> completo.</text:span></text:span></text:p>
      <text:p text:style-name="P10"><text:span text:style-name="Source_20_Text"><text:span text:style-name="T258">Un número hexadecimal está compuesto por dígitos que pueden adoptar dieciséis valores diferentes: los dígitos de cero (0) a nueve (9) </text:span></text:span><text:span text:style-name="Source_20_Text"><text:span text:style-name="T261">seguidos de</text:span></text:span><text:span text:style-name="Source_20_Text"><text:span text:style-name="T258"> las letras </text:span></text:span><text:span text:style-name="Source_20_Text"><text:span text:style-name="T263">del alfabeto latino</text:span></text:span><text:span text:style-name="Source_20_Text"><text:span text:style-name="T258"> de la letra a (</text:span></text:span><text:span text:style-name="Source_20_Text"><text:span text:style-name="T267">a </text:span></text:span><text:span text:style-name="Source_20_Text"><text:span text:style-name="T264">= 10</text:span></text:span><text:span text:style-name="Source_20_Text"><text:span text:style-name="T258">) a la </text:span></text:span><text:span text:style-name="Source_20_Text"><text:span text:style-name="T263">letra</text:span></text:span><text:span text:style-name="Source_20_Text"><text:span text:style-name="T258"> efe (</text:span></text:span><text:span text:style-name="Source_20_Text"><text:span text:style-name="T196">f </text:span></text:span><text:span text:style-name="Source_20_Text"><text:span text:style-name="T197">= 15</text:span></text:span><text:span text:style-name="Source_20_Text"><text:span text:style-name="T258">). Dado que cada dígito hexadecimal puede adoptar dieciséis valores diferentes, basta</text:span></text:span><text:span text:style-name="Source_20_Text"><text:span text:style-name="T264">rán</text:span></text:span><text:span text:style-name="Source_20_Text"><text:span text:style-name="T258"> dos dígitos hexadecimales para representar todas las combinaciones de valores posibles (16</text:span></text:span><text:span text:style-name="Source_20_Text"><text:span text:style-name="T298">2</text:span></text:span><text:span text:style-name="Source_20_Text"><text:span text:style-name="T305"> = 256)</text:span></text:span><text:span text:style-name="Source_20_Text"><text:span text:style-name="T258"> de un </text:span></text:span><text:span text:style-name="Source_20_Text"><text:span text:style-name="T242">byte</text:span></text:span><text:span text:style-name="Source_20_Text"><text:span text:style-name="T215"> </text:span></text:span><text:span text:style-name="Source_20_Text"><text:span text:style-name="T216">de ocho dígitos</text:span></text:span><text:span text:style-name="Source_20_Text"><text:span text:style-name="T258">.</text:span></text:span><text:span text:style-name="Source_20_Text"><text:span text:style-name="T186"> </text:span></text:span><text:span text:style-name="Source_20_Text"><text:span text:style-name="T194">Por ello</text:span></text:span><text:span text:style-name="Source_20_Text"><text:span text:style-name="T193">, g</text:span></text:span><text:span text:style-name="Source_20_Text"><text:span text:style-name="T185">racias a que</text:span></text:span><text:span text:style-name="Source_20_Text"><text:span text:style-name="T250"> permite representar código binario </text:span></text:span><text:span text:style-name="Source_20_Text"><text:span text:style-name="T185">en</text:span></text:span><text:span text:style-name="Source_20_Text"><text:span text:style-name="T250"> </text:span></text:span><text:span text:style-name="Source_20_Text"><text:span text:style-name="T206">forma </text:span></text:span><text:span text:style-name="Source_20_Text"><text:span text:style-name="T306">—</text:span></text:span><text:span text:style-name="Source_20_Text"><text:span text:style-name="T249">ligeramente</text:span></text:span><text:span text:style-name="Source_20_Text"><text:span text:style-name="T306">—</text:span></text:span><text:span text:style-name="Source_20_Text"><text:span text:style-name="T249"> más </text:span></text:span><text:span text:style-name="Source_20_Text"><text:span text:style-name="T206">legible para </text:span></text:span><text:span text:style-name="Source_20_Text"><text:span text:style-name="T249">las personas,</text:span></text:span><text:span text:style-name="Source_20_Text"><text:span text:style-name="T257"> l</text:span></text:span><text:span text:style-name="Source_20_Text"><text:span text:style-name="T248">a notación hexadec</text:span></text:span><text:span text:style-name="Source_20_Text"><text:span text:style-name="T251">imal</text:span></text:span><text:span text:style-name="Source_20_Text"><text:span text:style-name="T250"> </text:span></text:span><text:span text:style-name="Source_20_Text"><text:span text:style-name="T183">es utilizada</text:span></text:span><text:span text:style-name="Source_20_Text"><text:span text:style-name="T250"> ampliamente </text:span></text:span><text:span text:style-name="Source_20_Text"><text:span text:style-name="T260">en programación</text:span></text:span><text:span text:style-name="Source_20_Text"><text:span text:style-name="T250"> </text:span></text:span><text:span text:style-name="Source_20_Text"><text:span text:style-name="T185">para representar datos binarios </text:span></text:span><text:span text:style-name="Source_20_Text"><text:span text:style-name="T186">o crudos</text:span></text:span><text:span text:style-name="Source_20_Text"><text:span text:style-name="T249">.</text:span></text:span></text:p>
      <text:p text:style-name="P21"><text:span text:style-name="Source_20_Text"><text:span text:style-name="T78">Para </text:span></text:span><text:span text:style-name="Source_20_Text"><text:span text:style-name="T162">realizar</text:span></text:span><text:span text:style-name="Source_20_Text"><text:span text:style-name="T78"> la conversión del valor de un </text:span></text:span><text:span text:style-name="Source_20_Text"><text:span text:style-name="T140">byte</text:span></text:span><text:span text:style-name="Source_20_Text"><text:span text:style-name="T78"> en notación hexadecimal a su valor en notación decimal basta con multiplicar el valor en decimal del primer dígito hexadecimal (de izquierda a derecha) </text:span></text:span><text:span text:style-name="Source_20_Text"><text:span text:style-name="T79">por dieciséis, </text:span></text:span><text:span text:style-name="Source_20_Text"><text:span text:style-name="T80">y luego sumar </text:span></text:span><text:span text:style-name="Source_20_Text"><text:span text:style-name="T81">al resultado</text:span></text:span><text:span text:style-name="Source_20_Text"><text:span text:style-name="T80"> el valor en decimal del segundo dígito hexadecimal. Por ejemplo, el </text:span></text:span><text:span text:style-name="Source_20_Text"><text:span text:style-name="T81">valor del</text:span></text:span><text:span text:style-name="Source_20_Text"><text:span text:style-name="T80"> </text:span></text:span><text:span text:style-name="Source_20_Text"><text:span text:style-name="T139">byte </text:span></text:span><text:span text:style-name="Source_20_Text"><text:span text:style-name="T175">hexadecimal</text:span></text:span><text:span text:style-name="Source_20_Text"><text:span text:style-name="T80"> </text:span></text:span><text:span text:style-name="Source_20_Text"><text:span text:style-name="T39">ef</text:span></text:span><text:span text:style-name="Source_20_Text"><text:span text:style-name="T80"> es equivalente al resultado de </text:span></text:span><text:span text:style-name="Source_20_Text"><text:span text:style-name="T179">(14 x 16) + 15 = 239. </text:span></text:span><text:span text:style-name="Source_20_Text"><text:span text:style-name="T180">De esta manera, un </text:span></text:span><text:span text:style-name="Source_20_Text"><text:span text:style-name="T149">byte</text:span></text:span><text:span text:style-name="Source_20_Text"><text:span text:style-name="T180"> binario de extensión fijada en ocho dígitos, tendrá un valor equivalente </text:span></text:span><text:span text:style-name="Source_20_Text"><text:span text:style-name="T181">de</text:span></text:span><text:span text:style-name="Source_20_Text"><text:span text:style-name="T180"> tres dígitos en notación decimal y dos dígitos en notación hexadecimal. </text:span></text:span></text:p>
      <text:p text:style-name="P20"><text:span text:style-name="Source_20_Text"><text:span text:style-name="T317">Cabe mencionar que</text:span></text:span><text:span text:style-name="Source_20_Text"><text:span text:style-name="T318"> </text:span></text:span><text:span text:style-name="Source_20_Text"><text:span text:style-name="T319">las letras de los dígitos hexadecimales </text:span></text:span><text:span text:style-name="Source_20_Text"><text:span text:style-name="T323">pued</text:span></text:span><text:span text:style-name="Source_20_Text"><text:span text:style-name="T324">e</text:span></text:span><text:span text:style-name="Source_20_Text"><text:span text:style-name="T323">n</text:span></text:span><text:span text:style-name="Source_20_Text"><text:span text:style-name="T319"> denotarse en mayúsculas o minúsculas indistintamente. </text:span></text:span><text:span text:style-name="Source_20_Text"><text:span text:style-name="T317">N</text:span></text:span><text:span text:style-name="Source_20_Text"><text:span text:style-name="T320">o obstante, </text:span></text:span><text:span text:style-name="Source_20_Text"><text:span text:style-name="T321">el tipo crudo </text:span></text:span><text:span text:style-name="Source_20_Text"><text:span text:style-name="T322">de</text:span></text:span><text:span text:style-name="Source_20_Text"><text:span text:style-name="T321"> </text:span></text:span><text:span text:style-name="Source_20_Text"><text:span text:style-name="T40">R</text:span></text:span><text:span text:style-name="Source_20_Text"><text:span text:style-name="T325"> utilizará solo las minúsculas para representar</text:span></text:span><text:span text:style-name="Source_20_Text"><text:span text:style-name="T326"> a los</text:span></text:span><text:span text:style-name="Source_20_Text"><text:span text:style-name="T325"> dígitos</text:span></text:span><text:span text:style-name="Source_20_Text"><text:span text:style-name="T319"> </text:span></text:span><text:span text:style-name="Source_20_Text"><text:span text:style-name="T321">hexadecimales </text:span></text:span><text:span text:style-name="Source_20_Text"><text:span text:style-name="T326">en pantalla</text:span></text:span><text:span text:style-name="Source_20_Text"><text:span text:style-name="T321">.</text:span></text:span></text:p>
      <text:h text:style-name="P29" text:outline-level="2"><text:bookmark-start text:name="__RefHeading___Toc2987_1454954875"/><text:soft-page-break/><text:span text:style-name="T307">7. </text:span>También véase<text:bookmark-end text:name="__RefHeading___Toc2987_1454954875"/></text:h>
      <text:p text:style-name="P14"><text:span text:style-name="Source_20_Text"><text:span text:style-name="T82">Las funciones</text:span></text:span><text:span text:style-name="Source_20_Text"><text:span text:style-name="T105"> </text:span></text:span><text:span text:style-name="Source_20_Text"><text:span text:style-name="T82"><text:s/></text:span></text:span><text:a xlink:type="simple" xlink:href="http://127.0.0.1:25140/library/base/help/charToRaw" text:style-name="Internet_20_link" text:visited-style-name="Visited_20_Internet_20_Link"><text:span text:style-name="Source_20_Text"><text:span text:style-name="T23">charToRaw</text:span></text:span></text:a><text:span text:style-name="Source_20_Text"><text:span text:style-name="T31">()</text:span></text:span><text:span text:style-name="T50">, </text:span><text:a xlink:type="simple" xlink:href="http://127.0.0.1:25140/library/base/help/rawShift" text:style-name="Internet_20_link" text:visited-style-name="Visited_20_Internet_20_Link"><text:span text:style-name="Source_20_Text"><text:span text:style-name="T23">rawShift</text:span></text:span></text:a><text:span text:style-name="Source_20_Text"><text:span text:style-name="T31">()</text:span></text:span><text:span text:style-name="Source_20_Text"><text:span text:style-name="T90"> </text:span></text:span><text:span text:style-name="Source_20_Text"><text:span text:style-name="T105">y las otras funciones de conversión entre tipos de almacenamiento y el tipo crudo.</text:span></text:span></text:p>
      <text:p text:style-name="P18"><text:span text:style-name="Source_20_Text"><text:span text:style-name="T133">El operador lógico</text:span></text:span><text:span text:style-name="Source_20_Text"><text:span text:style-name="T50"> </text:span></text:span><text:a xlink:type="simple" xlink:href="http://127.0.0.1:25140/library/base/help/&amp;" text:style-name="Internet_20_link" text:visited-style-name="Visited_20_Internet_20_Link"><text:span text:style-name="Source_20_Text"><text:span text:style-name="T23">&amp;</text:span></text:span></text:a><text:span text:style-name="T50"> </text:span><text:span text:style-name="T82">p</text:span><text:span text:style-name="T85">ara operaciones </text:span><text:span text:style-name="T141">bit</text:span><text:span text:style-name="T85"> a </text:span><text:span text:style-name="T141">bit</text:span><text:span text:style-name="T85"> sobre vectores crudos.</text:span></text:p>
      <text:p text:style-name="P19"><text:span text:style-name="T295">writeBin</text:span><text:span text:style-name="T23">()</text:span><text:span text:style-name="T50"> y </text:span><text:span text:style-name="T295">readBin</text:span><text:span text:style-name="T23">()</text:span><text:span text:style-name="T50"> para escribir y leer vectores crudos como </text:span><text:span text:style-name="T280">conexiones</text:span><text:span text:style-name="T50">.</text:span></text:p>
      <text:h text:style-name="Heading_20_2" text:outline-level="2"><text:bookmark-start text:name="__RefHeading___Toc7303_360516831"/><text:span text:style-name="T11">8. </text:span><text:span text:style-name="T12">Ejemplos</text:span><text:bookmark-end text:name="__RefHeading___Toc7303_360516831"/></text:h>
      <text:p text:style-name="P7">xx &lt;- raw(2)</text:p>
      <text:p text:style-name="P7">xx[1] &lt;- as.raw(40) <text:s text:c="4"/># <text:span text:style-name="T271">Adviértase:</text:span> <text:span text:style-name="T271">no </text:span><text:span text:style-name="T274">simplemente</text:span><text:span text:style-name="T271"> 40</text:span>.</text:p>
      <text:p text:style-name="P7">xx[2] &lt;- charToRaw("A")</text:p>
      <text:p text:style-name="P7">xx <text:s text:c="6"/>## 28 41 <text:s text:c="2"/>-- <text:span text:style-name="T273">un vector crudo</text:span> <text:span text:style-name="T273">imprime valores</text:span> hexadecimal<text:span text:style-name="T272">e</text:span>s</text:p>
      <text:p text:style-name="P7">dput(xx) ## <text:span text:style-name="T272">igual que </text:span>as.raw(c(0x28, 0x41))</text:p>
      <text:p text:style-name="P7">as.integer(xx) ## 40 65</text:p>
      <text:p text:style-name="P7"/>
      <text:p text:style-name="P7">x &lt;- "<text:span text:style-name="T275">Una cadena de prueba</text:span>"</text:p>
      <text:p text:style-name="P7">(y &lt;- charToRaw(x))</text:p>
      <text:p text:style-name="P7">is.vector(y) # TRUE</text:p>
      <text:p text:style-name="P7">rawToChar(y)</text:p>
      <text:p text:style-name="P7">is.raw(x)</text:p>
      <text:p text:style-name="P7">is.raw(y)</text:p>
      <text:p text:style-name="P7">stopifnot( charToRaw("\xa3") == as.raw(0xa3) )</text:p>
      <text:p text:style-name="P7"/>
      <text:p text:style-name="P7"><text:span text:style-name="T363">es</text:span>ASCII &lt;- <text:s/>function(txt) all(charToRaw(txt) &lt;= as.raw(127))</text:p>
      <text:p text:style-name="P7"><text:span text:style-name="T363">e</text:span>sASCII(x) <text:s/># <text:span text:style-name="T273">verdadero</text:span></text:p>
      <text:p text:style-name="P34"><text:span text:style-name="T363">e</text:span>sASCII("\xa325.63") # <text:span text:style-name="T273">falso</text:span> (<text:span text:style-name="T272">en el estándar</text:span> Latin-1, <text:span text:style-name="T273">esta es una cantidad en libras esterlinas</text:span>)</text:p>
      <text:h text:style-name="Heading_20_2" text:outline-level="2"><text:bookmark-start text:name="__RefHeading___Toc7305_360516831"/><text:span text:style-name="T13">9</text:span><text:span text:style-name="T11">. </text:span><text:span text:style-name="T13">Código fuente</text:span><text:bookmark-end text:name="__RefHeading___Toc7305_360516831"/></text:h>
      <text:h text:style-name="P36" text:outline-level="3"><text:bookmark-start text:name="__RefHeading___Toc7307_360516831"/><text:span text:style-name="T265">1. </text:span><text:span text:style-name="T43">raw()</text:span><text:bookmark-end text:name="__RefHeading___Toc7307_360516831"/></text:h>
      <text:p text:style-name="P25"><text:tab/>function (length = 0L) </text:p>
      <text:p text:style-name="P25"><text:tab/><text:tab/>.Internal(vector("raw", length))</text:p>
      <text:h text:style-name="Heading_20_3" text:outline-level="3"><text:bookmark-start text:name="__RefHeading___Toc7309_360516831"/><text:span text:style-name="T266">2</text:span><text:span text:style-name="T265">. </text:span><text:span text:style-name="T44">as.raw</text:span><text:span text:style-name="T43">()</text:span><text:bookmark-end text:name="__RefHeading___Toc7309_360516831"/></text:h>
      <text:p text:style-name="P17"><text:tab/>function (x) .Primitive("as.raw")</text:p>
      <text:h text:style-name="Heading_20_3" text:outline-level="3"><text:bookmark-start text:name="__RefHeading___Toc7311_360516831"/><text:span text:style-name="T266">3</text:span><text:span text:style-name="T265">.</text:span><text:span text:style-name="T43"> </text:span><text:span text:style-name="T45">is.</text:span><text:span text:style-name="T43">raw()</text:span><text:bookmark-end text:name="__RefHeading___Toc7311_360516831"/></text:h>
      <text:p text:style-name="P17"><text:tab/>function (x) .Primitive("is.raw")</text:p>
      <text:h text:style-name="P32" text:outline-level="2"><text:bookmark-start text:name="__RefHeading___Toc7313_360516831"/><text:span text:style-name="T355">10</text:span><text:span text:style-name="T356">. </text:span><text:span text:style-name="T357">Sobre la traducción</text:span><text:bookmark-end text:name="__RefHeading___Toc7313_360516831"/></text:h>
      <text:p text:style-name="P41"><text:span text:style-name="T358">La traducci</text:span>ón al español de esta página de ayuda fue actualizada el 09 de mayo de 2021 y está basada en la documentación original de <text:span text:style-name="T15">R</text:span> en inglés para la versión <text:span text:style-name="T19">4.0.3</text:span>. La revisión técnica de esta página de ayuda todavía no ha sido realizada. Si deseas participar realizando la revisión técnica o sugiriendo mejoras gramaticales/ortográficas/estilísticas al texto, por favor dirígete a la página del <text:soft-page-break/>proyecto en: <text:a xlink:type="simple" xlink:href="https://github.com/sicabi/documentacionR" text:style-name="Internet_20_link" text:visited-style-name="Visited_20_Internet_20_Link">https://github.com/sicabi/documentacionR</text:a>, para saber un poco más sobre cómo contribuir. Toda contribución será atribuida a la persona que la realice.</text:p>
      <text:p text:style-name="P24"><text:span text:style-name="T333">__</text:span>_______________________________________________________________________________</text:p>
      <text:p text:style-name="P22"><text:span text:style-name="T50">[Pa</text:span><text:span text:style-name="T86">quete</text:span><text:span text:style-name="T50"> </text:span><text:span text:style-name="Emphasis"><text:span text:style-name="T23">base</text:span></text:span><text:span text:style-name="T50"> versión </text:span><text:span text:style-name="T18">4.0.3</text:span><text:span text:style-name="T50"> </text:span><text:span text:style-name="T280">Í</text:span><text:span text:style-name="T283">ndice</text:span><text:span text:style-name="T50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1" svg:font-family="'Arial Unicode MS'" style:font-family-generic="swiss"/>
    <style:font-face style:name="Liberation Sans1" svg:font-family="'Liberation Sans'" style:font-family-generic="swiss"/>
    <style:font-face style:name="Liberation Mono" svg:font-family="'Liberation Mono'" style:font-family-generic="modern" style:font-pitch="fixed"/>
    <style:font-face style:name="Liberation Mono1" svg:font-family="'Liberation Mono'" style:font-family-generic="modern" style:font-pitch="variable"/>
    <style:font-face style:name="Liberation Serif" svg:font-family="'Liberation Serif'" style:font-family-generic="roman" style:font-pitch="variable"/>
    <style:font-face style:name="LiberationMono" svg:font-family="LiberationMono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MX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Songti SC" style:font-family-asian="'Songti SC'" style:font-family-generic-asian="system" style:font-pitch-asian="variable" style:font-size-asian="18pt" style:font-weight-asian="bold" style:font-name-complex="Arial Unicode MS" style:font-family-complex="'Arial Unicode M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ongti SC" style:font-family-asian="'Songti SC'" style:font-family-generic-asian="system" style:font-pitch-asian="variable" style:font-size-asian="14pt" style:font-weight-asian="bold" style:font-name-complex="Arial Unicode MS" style:font-family-complex="'Arial Unicode M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able_20_Contents">
      <style:text-properties style:font-name="Liberation Mono1" fo:font-size="11pt" officeooo:paragraph-rsid="00bf3801" style:font-size-asian="11pt" style:font-size-complex="11pt"/>
    </style:style>
    <style:style style:name="MP2" style:family="paragraph" style:parent-style-name="Footer">
      <style:paragraph-properties fo:text-align="end" style:justify-single-word="false"/>
      <style:text-properties style:font-name="Liberation Sans" fo:font-size="10pt" style:font-size-asian="10pt" style:font-size-complex="10pt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fo:font-style="italic" style:font-size-asian="10pt" style:font-style-asian="italic" style:font-size-complex="10pt" style:font-style-complex="italic"/>
    </style:style>
    <style:style style:name="MT3" style:family="text">
      <style:text-properties fo:color="#808080" loext:opacity="100%" fo:font-size="9pt" officeooo:rsid="0016ed69" style:font-size-asian="9pt" style:font-size-complex="9pt"/>
    </style:style>
    <style:style style:name="MT4" style:family="text">
      <style:text-properties fo:color="#000000" loext:opacity="100%" style:font-name="Liberation Sans" fo:font-size="10pt" officeooo:rsid="0016ed69" style:font-size-asian="10pt" style:font-size-complex="10pt"/>
    </style:style>
    <style:style style:name="MT5" style:family="text">
      <style:text-properties fo:color="#808080" loext:opacity="100%" fo:font-size="10pt" fo:font-weight="bold" officeooo:rsid="0016ed69" style:font-size-asian="10pt" style:font-weight-asian="bold" style:font-size-complex="10pt" style:font-weight-complex="bold"/>
    </style:style>
    <style:style style:name="MT6" style:family="text">
      <style:text-properties fo:color="#0000ff" loext:opacity="100%" style:font-name="Liberation Sans" fo:font-size="10pt" fo:font-weight="bold" officeooo:rsid="0016ed69" style:font-size-asian="10pt" style:font-weight-asian="bold" style:font-size-complex="10pt" style:font-weight-complex="bol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raw {</text:span><text:span text:style-name="MT2">base</text:span><text:span text:style-name="MT1">}</text:span> <text:span text:style-name="MT3">crudo<text:tab/><text:tab/><text:tab/><text:tab/><text:tab/><text:tab/><text:tab/><text:tab/> <text:s/></text:span><text:span text:style-name="MT4">Documentación de </text:span><text:span text:style-name="MT5">R</text:span><text:span text:style-name="MT4"> </text:span><text:span text:style-name="MT6">4.0.3</text:span></text:p>
      </style:header>
      <style:footer>
        <text:p text:style-name="MP2"><text:page-number text:select-page="current">5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5-05T00:11:33.708579576</meta:creation-date>
    <dc:date>2021-05-09T22:56:33.940227682</dc:date>
    <meta:editing-duration>P1DT12H17M25S</meta:editing-duration>
    <meta:editing-cycles>201</meta:editing-cycles>
    <meta:generator>LibreOffice/7.1.2.2$MacOSX_X86_64 LibreOffice_project/8a45595d069ef5570103caea1b71cc9d82b2aae4</meta:generator>
    <meta:document-statistic meta:table-count="1" meta:image-count="0" meta:object-count="0" meta:page-count="5" meta:paragraph-count="86" meta:word-count="1524" meta:character-count="9478" meta:non-whitespace-character-count="8002"/>
  </office:meta>
</office:document-meta>
</file>